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2.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3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able-cell-properties style:vertical-align="automatic"/>
    </style:style>
    <style:style style:name="ce3" style:family="table-cell" style:parent-style-name="Default">
      <style:text-properties style:font-name="Liberation Mono"/>
    </style:style>
    <style:style style:name="ce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  <style:text-properties fo:color="#355269" style:font-name="Liberation Mono"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fo:background-color="#eeeeee" fo:border-left="0.06pt solid #000000" fo:border-right="0.06pt solid #000000" fo:border-top="0.06pt solid #000000"/>
      <style:text-properties style:font-name="Liberation Mono" fo:font-size="16pt" style:font-size-asian="16pt" style:font-size-complex="16pt"/>
    </style:style>
    <style:style style:name="ce7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fo:color="#3465a4" style:font-name="Liberation Mono"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fo:color="#3465a4" style:font-name="Liberation Mono" fo:font-size="16pt" style:font-size-asian="16pt" style:font-size-complex="16pt"/>
    </style:style>
    <style:style style:name="ce9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fo:color="#3465a4" style:font-name="Liberation Mono" fo:font-size="16pt" style:font-size-asian="16pt" style:font-size-complex="16pt"/>
    </style:style>
    <style:style style:name="ce10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fo:color="#3465a4" style:font-name="Liberation Mono"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fo:color="#3465a4" style:font-name="Liberation Mono" fo:font-size="16pt" style:font-size-asian="16pt" style:font-size-complex="16pt"/>
    </style:style>
    <style:style style:name="ce12" style:family="table-cell" style:parent-style-name="Default">
      <style:table-cell-properties fo:border-bottom="none" fo:background-color="#eeeeee" fo:border-left="0.06pt solid #000000" fo:border-right="0.06pt solid #000000" fo:border-top="0.06pt solid #000000"/>
      <style:text-properties fo:color="#3465a4" style:font-name="Liberation Mono" fo:font-size="16pt" style:font-size-asian="16pt" style:font-size-complex="16pt"/>
    </style:style>
    <style:style style:name="ce13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fo:color="#3465a4" style:font-name="Liberation Mono" fo:font-size="16pt" style:font-size-asian="16pt" style:font-size-complex="16pt"/>
    </style:style>
    <style:style style:name="ce14" style:family="table-cell" style:parent-style-name="Default">
      <style:table-cell-properties fo:background-color="#eeeeee"/>
      <style:text-properties style:font-name="Liberation Mono"/>
    </style:style>
    <style:style style:name="ce1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text-properties fo:color="#3465a4" style:font-name="Liberation Mono"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10.01pt"/>
      <style:text-properties style:font-name="Liberation Mono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10.01pt"/>
      <style:text-properties style:font-name="Liberation Mono"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128">
      <style:table-cell-properties fo:background-color="#eeeeee" style:text-align-source="fix" style:repeat-content="false" fo:border="0.06pt solid #000000" style:vertical-align="middle"/>
      <style:paragraph-properties fo:text-align="center" fo:margin-left="0pt"/>
      <style:text-properties style:font-name="Liberation Mono" fo:font-size="12pt" style:font-size-asian="12pt" style:font-size-complex="12pt"/>
    </style:style>
    <style:style style:name="ce19" style:family="table-cell" style:parent-style-name="Default" style:data-style-name="N128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text-properties style:font-name="Liberation Mono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1" table:default-cell-style-name="Default"/>
        <table:table-row table:style-name="ro1">
          <table:table-cell office:value-type="string" calcext:value-type="string">
            <text:p>Breast Cancer Wisconsin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3"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sitive</text:p>
          </table:table-cell>
          <table:table-cell office:value-type="float" office:value="209" calcext:value-type="float">
            <text:p>209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sitive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Negative</text:p>
          </table:table-cell>
          <table:table-cell office:value-type="float" office:value="4" calcext:value-type="float">
            <text:p>4</text:p>
          </table:table-cell>
          <table:table-cell office:value-type="float" office:value="178" calcext:value-type="float">
            <text:p>178</text:p>
          </table:table-cell>
          <table:table-cell table:number-columns-repeated="2"/>
          <table:table-cell office:value-type="string" calcext:value-type="string">
            <text:p>Negative</text:p>
          </table:table-cell>
          <table:table-cell office:value-type="float" office:value="58" calcext:value-type="float">
            <text:p>58</text:p>
          </table:table-cell>
          <table:table-cell office:value-type="float" office:value="209" calcext:value-type="float">
            <text:p>20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rror</text:p>
          </table:table-cell>
          <table:table-cell table:formula="of:=SUM([.D3];[.C4])/SUM([.C3];[.C4];[.D3];[.D4])" office:value-type="float" office:value="0.138084632516704" calcext:value-type="float">
            <text:p>0.138084632516704</text:p>
          </table:table-cell>
          <table:table-cell table:number-columns-repeated="3"/>
          <table:table-cell office:value-type="string" calcext:value-type="string">
            <text:p>Error</text:p>
          </table:table-cell>
          <table:table-cell table:formula="of:=SUM([.I3];[.H4])/SUM([.H3];[.H4];[.I3];[.I4])" office:value-type="float" office:value="0.138084632516704" calcext:value-type="float">
            <text:p>0.138084632516704</text:p>
          </table:table-cell>
          <table:table-cell table:number-columns-repeated="3"/>
          <table:table-cell office:value-type="string" calcext:value-type="string">
            <text:p>Avg. Precision</text:p>
          </table:table-cell>
          <table:table-cell/>
          <table:table-cell office:value-type="string" calcext:value-type="string">
            <text:p>Avg. Recall</text:p>
          </table:table-cell>
          <table:table-cell/>
          <table:table-cell office:value-type="string" calcext:value-type="string">
            <text:p>BCW</text:p>
          </table:table-cell>
          <table:table-cell office:value-type="string" calcext:value-type="string">
            <text:p>HV8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Err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ecision</text:p>
          </table:table-cell>
          <table:table-cell table:formula="of:=[.C3]/SUM([.C3];[.D3])" office:value-type="float" office:value="0.782771535580524" calcext:value-type="float">
            <text:p>0.782771535580524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formula="of:=[.H3]/SUM([.H3];[.I3])" office:value-type="float" office:value="0.978021978021978" calcext:value-type="float">
            <text:p>0.978021978021978</text:p>
          </table:table-cell>
          <table:table-cell table:number-columns-repeated="3"/>
          <table:table-cell table:formula="of:=SUM([.B6];[.G6])/2" office:value-type="float" office:value="0.880396756801251" calcext:value-type="float">
            <text:p>0.880396756801251</text:p>
          </table:table-cell>
          <table:table-cell/>
          <table:table-cell table:formula="of:=SUM([.B7];[.G7])/2" office:value-type="float" office:value="0.867728972706294" calcext:value-type="float">
            <text:p>0.867728972706294</text:p>
          </table:table-cell>
          <table:table-cell office:value-type="string" calcext:value-type="string">
            <text:p>Plain</text:p>
          </table:table-cell>
          <table:table-cell table:formula="of:=[.K6]" office:value-type="float" office:value="0.880396756801251" calcext:value-type="float">
            <text:p>0.880396756801251</text:p>
          </table:table-cell>
          <table:table-cell table:formula="of:=[.K14]" office:value-type="float" office:value="0.875103358664409" calcext:value-type="float">
            <text:p>0.875103358664409</text:p>
          </table:table-cell>
          <table:table-cell table:formula="of:=[.K22]" office:value-type="float" office:value="0.104573239215852" calcext:value-type="float">
            <text:p>0.104573239215852</text:p>
          </table:table-cell>
          <table:table-cell table:formula="of:=[.K42]" office:value-type="float" office:value="0.618584656084656" calcext:value-type="float">
            <text:p>0.618584656084656</text:p>
          </table:table-cell>
          <table:table-cell table:formula="of:=[.K56]" office:value-type="float" office:value="0.931818181818182" calcext:value-type="float">
            <text:p>0.931818181818182</text:p>
          </table:table-cell>
          <table:table-cell/>
          <table:table-cell office:value-type="string" calcext:value-type="string">
            <text:p>Plain</text:p>
          </table:table-cell>
          <table:table-cell table:formula="of:=SUM([.O6:.S6])/5" office:value-type="float" office:value="0.68209523851687" calcext:value-type="float">
            <text:p>0.68209523851687</text:p>
          </table:table-cell>
          <table:table-cell table:formula="of:=SUM([.O10:.S10])/5" office:value-type="float" office:value="0.754530309205454" calcext:value-type="float">
            <text:p>0.754530309205454</text:p>
          </table:table-cell>
          <table:table-cell table:formula="of:=SUM([.O14:.S14])/5" office:value-type="float" office:value="0.226185420020121" calcext:value-type="float">
            <text:p>0.2261854200201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call</text:p>
          </table:table-cell>
          <table:table-cell table:formula="of:=[.C3]/SUM([.C3];[.C4])" office:value-type="float" office:value="0.981220657276995" calcext:value-type="float">
            <text:p>0.981220657276995</text:p>
          </table:table-cell>
          <table:table-cell table:number-columns-repeated="3"/>
          <table:table-cell office:value-type="string" calcext:value-type="string">
            <text:p>Recall</text:p>
          </table:table-cell>
          <table:table-cell table:formula="of:=[.H3]/SUM([.H3];[.H4])" office:value-type="float" office:value="0.754237288135593" calcext:value-type="float">
            <text:p>0.754237288135593</text:p>
          </table:table-cell>
          <table:table-cell table:number-columns-repeated="6"/>
          <table:table-cell office:value-type="string" calcext:value-type="string">
            <text:p>Shuffled</text:p>
          </table:table-cell>
          <table:table-cell table:formula="of:=[.K70]" office:value-type="float" office:value="0.805833333333333" calcext:value-type="float">
            <text:p>0.805833333333333</text:p>
          </table:table-cell>
          <table:table-cell table:formula="of:=[.K78]" office:value-type="float" office:value="0.879820627802691" calcext:value-type="float">
            <text:p>0.879820627802691</text:p>
          </table:table-cell>
          <table:table-cell table:formula="of:=[.K86]" office:value-type="float" office:value="0.121872038520524" calcext:value-type="float">
            <text:p>0.121872038520524</text:p>
          </table:table-cell>
          <table:table-cell table:formula="of:=[.K106]" office:value-type="float" office:value="0.588016492866181" calcext:value-type="float">
            <text:p>0.588016492866181</text:p>
          </table:table-cell>
          <table:table-cell table:formula="of:=[.K120]" office:value-type="float" office:value="0.882017543859649" calcext:value-type="float">
            <text:p>0.882017543859649</text:p>
          </table:table-cell>
          <table:table-cell/>
          <table:table-cell office:value-type="string" calcext:value-type="string">
            <text:p>Shuffled</text:p>
          </table:table-cell>
          <table:table-cell table:formula="of:=SUM([.O7:.S7])/5" office:value-type="float" office:value="0.655512007276476" calcext:value-type="float">
            <text:p>0.655512007276476</text:p>
          </table:table-cell>
          <table:table-cell table:formula="of:=SUM([.O11:.S11])/5" office:value-type="float" office:value="0.703707178246468" calcext:value-type="float">
            <text:p>0.703707178246468</text:p>
          </table:table-cell>
          <table:table-cell table:formula="of:=SUM([.O15:.S15])/5" office:value-type="float" office:value="0.260496685692067" calcext:value-type="float">
            <text:p>0.260496685692067</text:p>
          </table:table-cell>
          <table:table-cell table:number-columns-repeated="7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House Votes 84</text:p>
          </table:table-cell>
          <table:table-cell table:number-columns-repeated="13"/>
          <table:table-cell office:value-type="string" calcext:value-type="string">
            <text:p>BCW</text:p>
          </table:table-cell>
          <table:table-cell office:value-type="string" calcext:value-type="string">
            <text:p>HV8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3"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4"/>
          <table:table-cell office:value-type="string" calcext:value-type="string">
            <text:p>Plain</text:p>
          </table:table-cell>
          <table:table-cell table:formula="of:=[.M6]" office:value-type="float" office:value="0.867728972706294" calcext:value-type="float">
            <text:p>0.867728972706294</text:p>
          </table:table-cell>
          <table:table-cell table:formula="of:=[.M14]" office:value-type="float" office:value="0.861880341880342" calcext:value-type="float">
            <text:p>0.861880341880342</text:p>
          </table:table-cell>
          <table:table-cell table:formula="of:=[.M22]" office:value-type="float" office:value="0.286372452417913" calcext:value-type="float">
            <text:p>0.286372452417913</text:p>
          </table:table-cell>
          <table:table-cell table:formula="of:=[.M42]" office:value-type="float" office:value="0.771375661375661" calcext:value-type="float">
            <text:p>0.771375661375661</text:p>
          </table:table-cell>
          <table:table-cell table:formula="of:=[.M56]" office:value-type="float" office:value="0.985294117647059" calcext:value-type="float">
            <text:p>0.9852941176470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mocrat</text:p>
          </table:table-cell>
          <table:table-cell office:value-type="string" calcext:value-type="string">
            <text:p>Positive</text:p>
          </table:table-cell>
          <table:table-cell office:value-type="float" office:value="209" calcext:value-type="float">
            <text:p>20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republican</text:p>
          </table:table-cell>
          <table:table-cell office:value-type="string" calcext:value-type="string">
            <text:p>Positive</text:p>
          </table:table-cell>
          <table:table-cell office:value-type="float" office:value="93" calcext:value-type="float">
            <text:p>93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Shuffled</text:p>
          </table:table-cell>
          <table:table-cell table:formula="of:=[.M70]" office:value-type="float" office:value="0.653000121278273" calcext:value-type="float">
            <text:p>0.653000121278273</text:p>
          </table:table-cell>
          <table:table-cell table:formula="of:=[.M78]" office:value-type="float" office:value="0.90128348694978" calcext:value-type="float">
            <text:p>0.90128348694978</text:p>
          </table:table-cell>
          <table:table-cell table:formula="of:=[.M86]" office:value-type="float" office:value="0.274672990793414" calcext:value-type="float">
            <text:p>0.274672990793414</text:p>
          </table:table-cell>
          <table:table-cell table:formula="of:=[.M106]" office:value-type="float" office:value="0.739579292210871" calcext:value-type="float">
            <text:p>0.739579292210871</text:p>
          </table:table-cell>
          <table:table-cell table:formula="of:=[.M120]" office:value-type="float" office:value="0.95" calcext:value-type="float">
            <text:p>0.9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Negative</text:p>
          </table:table-cell>
          <table:table-cell office:value-type="float" office:value="16" calcext:value-type="float">
            <text:p>16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string" calcext:value-type="string">
            <text:p>Negative</text:p>
          </table:table-cell>
          <table:table-cell office:value-type="float" office:value="24" calcext:value-type="float">
            <text:p>24</text:p>
          </table:table-cell>
          <table:table-cell office:value-type="float" office:value="209" calcext:value-type="float">
            <text:p>20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rror</text:p>
          </table:table-cell>
          <table:table-cell table:formula="of:=SUM([.D11];[.C12])/SUM([.C11];[.C12];[.D11];[.D12])" office:value-type="float" office:value="0.116959064327485" calcext:value-type="float">
            <text:p>0.116959064327485</text:p>
          </table:table-cell>
          <table:table-cell table:number-columns-repeated="3"/>
          <table:table-cell office:value-type="string" calcext:value-type="string">
            <text:p>Error</text:p>
          </table:table-cell>
          <table:table-cell table:formula="of:=SUM([.I11];[.H12])/SUM([.H11];[.H12];[.I11];[.I12])" office:value-type="float" office:value="0.116959064327485" calcext:value-type="float">
            <text:p>0.116959064327485</text:p>
          </table:table-cell>
          <table:table-cell table:number-columns-repeated="3"/>
          <table:table-cell office:value-type="string" calcext:value-type="string">
            <text:p>Avg. Precision</text:p>
          </table:table-cell>
          <table:table-cell/>
          <table:table-cell office:value-type="string" calcext:value-type="string">
            <text:p>Avg. Recall</text:p>
          </table:table-cell>
          <table:table-cell/>
          <table:table-cell office:value-type="string" calcext:value-type="string">
            <text:p>BCW</text:p>
          </table:table-cell>
          <table:table-cell office:value-type="string" calcext:value-type="string">
            <text:p>HV8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ecision</text:p>
          </table:table-cell>
          <table:table-cell table:formula="of:=[.C11]/SUM([.C11];[.D11])" office:value-type="float" office:value="0.896995708154507" calcext:value-type="float">
            <text:p>0.896995708154507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formula="of:=[.H11]/SUM([.H11];[.I11])" office:value-type="float" office:value="0.853211009174312" calcext:value-type="float">
            <text:p>0.853211009174312</text:p>
          </table:table-cell>
          <table:table-cell table:number-columns-repeated="3"/>
          <table:table-cell table:formula="of:=SUM([.B14];[.G14])/2" office:value-type="float" office:value="0.875103358664409" calcext:value-type="float">
            <text:p>0.875103358664409</text:p>
          </table:table-cell>
          <table:table-cell/>
          <table:table-cell table:formula="of:=SUM([.B15];[.G15])/2" office:value-type="float" office:value="0.861880341880342" calcext:value-type="float">
            <text:p>0.861880341880342</text:p>
          </table:table-cell>
          <table:table-cell office:value-type="string" calcext:value-type="string">
            <text:p>Plain</text:p>
          </table:table-cell>
          <table:table-cell table:formula="of:=[.B5]" office:value-type="float" office:value="0.138084632516704" calcext:value-type="float">
            <text:p>0.138084632516704</text:p>
          </table:table-cell>
          <table:table-cell table:formula="of:=[.B13]" office:value-type="float" office:value="0.116959064327485" calcext:value-type="float">
            <text:p>0.116959064327485</text:p>
          </table:table-cell>
          <table:table-cell table:formula="of:=[.B21]" office:value-type="float" office:value="0.615023474178404" calcext:value-type="float">
            <text:p>0.615023474178404</text:p>
          </table:table-cell>
          <table:table-cell table:formula="of:=[.B41]" office:value-type="float" office:value="0.239583333333333" calcext:value-type="float">
            <text:p>0.239583333333333</text:p>
          </table:table-cell>
          <table:table-cell table:formula="of:=[.B55]" office:value-type="float" office:value="0.0212765957446808" calcext:value-type="float">
            <text:p>0.0212765957446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call</text:p>
          </table:table-cell>
          <table:table-cell table:formula="of:=[.C11]/SUM([.C11];[.C12])" office:value-type="float" office:value="0.928888888888889" calcext:value-type="float">
            <text:p>0.928888888888889</text:p>
          </table:table-cell>
          <table:table-cell table:number-columns-repeated="3"/>
          <table:table-cell office:value-type="string" calcext:value-type="string">
            <text:p>Recall</text:p>
          </table:table-cell>
          <table:table-cell table:formula="of:=[.H11]/SUM([.H11];[.H12])" office:value-type="float" office:value="0.794871794871795" calcext:value-type="float">
            <text:p>0.794871794871795</text:p>
          </table:table-cell>
          <table:table-cell table:number-columns-repeated="6"/>
          <table:table-cell office:value-type="string" calcext:value-type="string">
            <text:p>Shuffled</text:p>
          </table:table-cell>
          <table:table-cell table:formula="of:=[.B69]" office:value-type="float" office:value="0.322330097087379" calcext:value-type="float">
            <text:p>0.322330097087379</text:p>
          </table:table-cell>
          <table:table-cell table:formula="of:=[.B77]" office:value-type="float" office:value="0.108247422680412" calcext:value-type="float">
            <text:p>0.108247422680412</text:p>
          </table:table-cell>
          <table:table-cell table:formula="of:=[.B85]" office:value-type="float" office:value="0.570093457943925" calcext:value-type="float">
            <text:p>0.570093457943925</text:p>
          </table:table-cell>
          <table:table-cell table:formula="of:=[.B105]" office:value-type="float" office:value="0.259259259259259" calcext:value-type="float">
            <text:p>0.259259259259259</text:p>
          </table:table-cell>
          <table:table-cell table:formula="of:=[.B119]" office:value-type="float" office:value="0.0425531914893617" calcext:value-type="float">
            <text:p>0.042553191489362</text:p>
          </table:table-cell>
          <table:table-cell table:number-columns-repeated="12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Glass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3"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sitive</text:p>
          </table:table-cell>
          <table:table-cell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ositive</text:p>
          </table:table-cell>
          <table:table-cell office:value-type="float" office:value="48" calcext:value-type="float">
            <text:p>48</text:p>
          </table:table-cell>
          <table:table-cell office:value-type="float" office:value="103" calcext:value-type="float">
            <text:p>103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Negative</text:p>
          </table:table-cell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Negative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table:number-columns-repeated="5"/>
          <table:table-cell office:value-type="string" calcext:value-type="string">
            <text:p>BCW</text:p>
          </table:table-cell>
          <table:table-cell table:number-columns-repeated="3"/>
          <table:table-cell office:value-type="string" calcext:value-type="string">
            <text:p>std dev</text:p>
          </table:table-cell>
          <table:table-cell table:number-columns-repeated="3"/>
          <table:table-cell office:value-type="string" calcext:value-type="string">
            <text:p>T (9 degrees of freedom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rror</text:p>
          </table:table-cell>
          <table:table-cell table:formula="of:=SUM([.D19];[.C20])/SUM([.C19];[.C20];[.D19];[.D20])" office:value-type="float" office:value="0.615023474178404" calcext:value-type="float">
            <text:p>0.615023474178404</text:p>
          </table:table-cell>
          <table:table-cell table:number-columns-repeated="3"/>
          <table:table-cell office:value-type="string" calcext:value-type="string">
            <text:p>Error</text:p>
          </table:table-cell>
          <table:table-cell table:formula="of:=SUM([.I19];[.H20])/SUM([.H19];[.H20];[.I19];[.I20])" office:value-type="float" office:value="0.615023474178404" calcext:value-type="float">
            <text:p>0.615023474178404</text:p>
          </table:table-cell>
          <table:table-cell table:number-columns-repeated="3"/>
          <table:table-cell office:value-type="string" calcext:value-type="string">
            <text:p>Avg. Precision</text:p>
          </table:table-cell>
          <table:table-cell/>
          <table:table-cell office:value-type="string" calcext:value-type="string">
            <text:p>Avg. Recall</text:p>
          </table:table-cell>
          <table:table-cell/>
          <table:table-cell office:value-type="float" office:value="0.00773591003890671" calcext:value-type="float">
            <text:p>0.007735910038907</text:p>
          </table:table-cell>
          <table:table-cell office:value-type="float" office:value="0.0115181297232371" calcext:value-type="float">
            <text:p>0.011518129723237</text:p>
          </table:table-cell>
          <table:table-cell office:value-type="float" office:value="-0.165166908563135" calcext:value-type="float">
            <text:p>-0.165166908563135</text:p>
          </table:table-cell>
          <table:table-cell/>
          <table:table-cell table:formula="of:=STDEV([.O21:.O30])" office:value-type="float" office:value="0.00299355243245589" calcext:value-type="float">
            <text:p>0.002993552432456</text:p>
          </table:table-cell>
          <table:table-cell table:formula="of:=STDEV([.P21:.P30])" office:value-type="float" office:value="0.00371944006391714" calcext:value-type="float">
            <text:p>0.003719440063917</text:p>
          </table:table-cell>
          <table:table-cell table:formula="of:=STDEV([.Q21:.Q30])" office:value-type="float" office:value="0.0843953551714909" calcext:value-type="float">
            <text:p>0.084395355171491</text:p>
          </table:table-cell>
          <table:table-cell/>
          <table:table-cell table:formula="of:=((SUM([.O21:.O30])/10)*SQRT(10))/[.S21]" office:value-type="float" office:value="8.45926462910757" calcext:value-type="float">
            <text:p>8.45926462910757</text:p>
          </table:table-cell>
          <table:table-cell table:formula="of:=((SUM([.P21:.P30])/10)*SQRT(10))/[.T21]" office:value-type="float" office:value="11.3134936457656" calcext:value-type="float">
            <text:p>11.3134936457656</text:p>
          </table:table-cell>
          <table:table-cell table:formula="of:=((SUM([.Q21:.Q30])/10)*SQRT(10))/[.U21]" office:value-type="float" office:value="-6.90699208106955" calcext:value-type="float">
            <text:p>-6.906992081069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cision</text:p>
          </table:table-cell>
          <table:table-cell table:formula="of:=[.C19]/SUM([.C19];[.D19])" office:value-type="float" office:value="0.155555555555556" calcext:value-type="float">
            <text:p>0.155555555555556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formula="of:=[.H19]/SUM([.H19];[.I19])" office:value-type="float" office:value="0.317880794701987" calcext:value-type="float">
            <text:p>0.317880794701987</text:p>
          </table:table-cell>
          <table:table-cell table:number-columns-repeated="3"/>
          <table:table-cell table:formula="of:=SUM([.B22];[.B28];[.B34];[.G22];[.G28];[.G34])/6" office:value-type="float" office:value="0.104573239215852" calcext:value-type="float">
            <text:p>0.104573239215852</text:p>
          </table:table-cell>
          <table:table-cell/>
          <table:table-cell table:formula="of:=SUM([.B23];[.B29];[.B35];[.G23];[.G29];[.G35])/6" office:value-type="float" office:value="0.286372452417913" calcext:value-type="float">
            <text:p>0.286372452417913</text:p>
          </table:table-cell>
          <table:table-cell/>
          <table:table-cell office:value-type="float" office:value="0.00981818181818182" calcext:value-type="float">
            <text:p>0.009818181818182</text:p>
          </table:table-cell>
          <table:table-cell office:value-type="float" office:value="0.0171541501976285" calcext:value-type="float">
            <text:p>0.017154150197629</text:p>
          </table:table-cell>
          <table:table-cell office:value-type="float" office:value="-0.269090909090909" calcext:value-type="float">
            <text:p>-0.2690909090909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call</text:p>
          </table:table-cell>
          <table:table-cell table:formula="of:=[.C19]/SUM([.C19];[.C20])" office:value-type="float" office:value="0.202898550724638" calcext:value-type="float">
            <text:p>0.202898550724638</text:p>
          </table:table-cell>
          <table:table-cell table:number-columns-repeated="3"/>
          <table:table-cell office:value-type="string" calcext:value-type="string">
            <text:p>Recall</text:p>
          </table:table-cell>
          <table:table-cell table:formula="of:=[.H19]/SUM([.H19];[.H20])" office:value-type="float" office:value="0.631578947368421" calcext:value-type="float">
            <text:p>0.631578947368421</text:p>
          </table:table-cell>
          <table:table-cell table:number-columns-repeated="7"/>
          <table:table-cell office:value-type="float" office:value="0.0043792373204138" calcext:value-type="float">
            <text:p>0.004379237320414</text:p>
          </table:table-cell>
          <table:table-cell office:value-type="float" office:value="0.0078900809335592" calcext:value-type="float">
            <text:p>0.007890080933559</text:p>
          </table:table-cell>
          <table:table-cell office:value-type="float" office:value="-0.0581818181818182" calcext:value-type="float">
            <text:p>-0.05818181818181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3"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5"/>
          <table:table-cell office:value-type="float" office:value="0.00954545454545455" calcext:value-type="float">
            <text:p>0.009545454545455</text:p>
          </table:table-cell>
          <table:table-cell office:value-type="float" office:value="0.0162845849802372" calcext:value-type="float">
            <text:p>0.016284584980237</text:p>
          </table:table-cell>
          <table:table-cell office:value-type="float" office:value="-0.249090909090909" calcext:value-type="float">
            <text:p>-0.249090909090909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ositive</text:p>
          </table:table-cell>
          <table:table-cell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BCW</text:p>
          </table:table-cell>
          <table:table-cell office:value-type="float" office:value="0.138084632516704" calcext:value-type="float">
            <text:p>0.138084632516704</text:p>
          </table:table-cell>
          <table:table-cell office:value-type="float" office:value="0.322330097087379" calcext:value-type="float">
            <text:p>0.322330097087379</text:p>
          </table:table-cell>
          <table:table-cell/>
          <table:table-cell office:value-type="float" office:value="0.00723330869672333" calcext:value-type="float">
            <text:p>0.007233308696723</text:p>
          </table:table-cell>
          <table:table-cell office:value-type="float" office:value="0.011699604743083" calcext:value-type="float">
            <text:p>0.011699604743083</text:p>
          </table:table-cell>
          <table:table-cell office:value-type="float" office:value="-0.143636363636364" calcext:value-type="float">
            <text:p>-0.143636363636364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Negative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string" calcext:value-type="string">
            <text:p>Negative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table:number-columns-repeated="5"/>
          <table:table-cell office:value-type="float" office:value="0.013870523415978" calcext:value-type="float">
            <text:p>0.013870523415978</text:p>
          </table:table-cell>
          <table:table-cell office:value-type="float" office:value="0.0187889244410984" calcext:value-type="float">
            <text:p>0.018788924441098</text:p>
          </table:table-cell>
          <table:table-cell office:value-type="float" office:value="-0.311818181818182" calcext:value-type="float">
            <text:p>-0.3118181818181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rror</text:p>
          </table:table-cell>
          <table:table-cell table:formula="of:=SUM([.D25];[.C26])/SUM([.C25];[.C26];[.D25];[.D26])" office:value-type="float" office:value="0.615023474178404" calcext:value-type="float">
            <text:p>0.615023474178404</text:p>
          </table:table-cell>
          <table:table-cell table:number-columns-repeated="3"/>
          <table:table-cell office:value-type="string" calcext:value-type="string">
            <text:p>Error</text:p>
          </table:table-cell>
          <table:table-cell table:formula="of:=SUM([.I25];[.H26])/SUM([.H25];[.H26];[.I25];[.I26])" office:value-type="float" office:value="0.615023474178404" calcext:value-type="float">
            <text:p>0.615023474178404</text:p>
          </table:table-cell>
          <table:table-cell table:number-columns-repeated="7"/>
          <table:table-cell office:value-type="float" office:value="0.00784590086915668" calcext:value-type="float">
            <text:p>0.007845900869157</text:p>
          </table:table-cell>
          <table:table-cell office:value-type="float" office:value="0.0134387351778656" calcext:value-type="float">
            <text:p>0.013438735177866</text:p>
          </table:table-cell>
          <table:table-cell office:value-type="float" office:value="-0.183636363636364" calcext:value-type="float">
            <text:p>-0.1836363636363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ecision</text:p>
          </table:table-cell>
          <table:table-cell table:formula="of:=[.C25]/SUM([.C25];[.D25])" office:value-type="float" office:value="0.00862068965517241" calcext:value-type="float">
            <text:p>0.008620689655172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formula="of:=[.H25]/SUM([.H25];[.I25])" office:value-type="float" office:value="0.0317460317460317" calcext:value-type="float">
            <text:p>0.031746031746032</text:p>
          </table:table-cell>
          <table:table-cell table:number-columns-repeated="7"/>
          <table:table-cell office:value-type="float" office:value="0.00691558441558442" calcext:value-type="float">
            <text:p>0.006915584415584</text:p>
          </table:table-cell>
          <table:table-cell office:value-type="float" office:value="0.0115810276679842" calcext:value-type="float">
            <text:p>0.011581027667984</text:p>
          </table:table-cell>
          <table:table-cell office:value-type="float" office:value="-0.140909090909091" calcext:value-type="float">
            <text:p>-0.1409090909090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call</text:p>
          </table:table-cell>
          <table:table-cell table:formula="of:=[.C25]/SUM([.C25];[.C26])" office:value-type="float" office:value="0.0588235294117647" calcext:value-type="float">
            <text:p>0.058823529411765</text:p>
          </table:table-cell>
          <table:table-cell table:number-columns-repeated="3"/>
          <table:table-cell office:value-type="string" calcext:value-type="string">
            <text:p>Recall</text:p>
          </table:table-cell>
          <table:table-cell table:formula="of:=[.H25]/SUM([.H25];[.H26])" office:value-type="float" office:value="0.307692307692308" calcext:value-type="float">
            <text:p>0.307692307692308</text:p>
          </table:table-cell>
          <table:table-cell table:number-columns-repeated="7"/>
          <table:table-cell office:value-type="float" office:value="0.00954545454545455" calcext:value-type="float">
            <text:p>0.009545454545455</text:p>
          </table:table-cell>
          <table:table-cell office:value-type="float" office:value="0.0162845849802372" calcext:value-type="float">
            <text:p>0.016284584980237</text:p>
          </table:table-cell>
          <table:table-cell office:value-type="float" office:value="-0.249090909090909" calcext:value-type="float">
            <text:p>-0.249090909090909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3"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5"/>
          <table:table-cell office:value-type="float" office:value="0.00318959907195201" calcext:value-type="float">
            <text:p>0.003189599071952</text:p>
          </table:table-cell>
          <table:table-cell office:value-type="float" office:value="0.00842838321099191" calcext:value-type="float">
            <text:p>0.008428383210992</text:p>
          </table:table-cell>
          <table:table-cell office:value-type="float" office:value="-0.0727272727272727" calcext:value-type="float">
            <text:p>-0.072727272727273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sitive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ositive</text:p>
          </table:table-cell>
          <table:table-cell office:value-type="float" office:value="15" calcext:value-type="float">
            <text:p>15</text:p>
          </table:table-cell>
          <table:table-cell office:value-type="float" office:value="117" calcext:value-type="float">
            <text:p>117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Negative</text:p>
          </table:table-cell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string" calcext:value-type="string">
            <text:p>Negative</text:p>
          </table:table-cell>
          <table:table-cell office:value-type="float" office:value="14" calcext:value-type="float">
            <text:p>14</text:p>
          </table:table-cell>
          <table:table-cell office:value-type="float" office:value="67" calcext:value-type="float">
            <text:p>67</text:p>
          </table:table-cell>
          <table:table-cell table:number-columns-repeated="5"/>
          <table:table-cell office:value-type="string" calcext:value-type="string">
            <text:p>HV8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rror</text:p>
          </table:table-cell>
          <table:table-cell table:formula="of:=SUM([.D31];[.C32])/SUM([.C31];[.C32];[.D31];[.D32])" office:value-type="float" office:value="0.615023474178404" calcext:value-type="float">
            <text:p>0.615023474178404</text:p>
          </table:table-cell>
          <table:table-cell table:number-columns-repeated="3"/>
          <table:table-cell office:value-type="string" calcext:value-type="string">
            <text:p>Error</text:p>
          </table:table-cell>
          <table:table-cell table:formula="of:=SUM([.I31];[.H32])/SUM([.H31];[.H32];[.I31];[.I32])" office:value-type="float" office:value="0.615023474178404" calcext:value-type="float">
            <text:p>0.615023474178404</text:p>
          </table:table-cell>
          <table:table-cell table:number-columns-repeated="7"/>
          <table:table-cell office:value-type="float" office:value="-0.000333225762287545" calcext:value-type="float">
            <text:p>-0.000333225762288</text:p>
          </table:table-cell>
          <table:table-cell office:value-type="float" office:value="-0.00445922001165885" calcext:value-type="float">
            <text:p>-0.004459220011659</text:p>
          </table:table-cell>
          <table:table-cell office:value-type="float" office:value="0.0685990338164251" calcext:value-type="float">
            <text:p>0.068599033816425</text:p>
          </table:table-cell>
          <table:table-cell/>
          <table:table-cell table:formula="of:=STDEV([.O33:.O42])" office:value-type="float" office:value="0.00393026458924269" calcext:value-type="float">
            <text:p>0.003930264589243</text:p>
          </table:table-cell>
          <table:table-cell table:formula="of:=STDEV([.P33:.P42])" office:value-type="float" office:value="0.00475679428962599" calcext:value-type="float">
            <text:p>0.004756794289626</text:p>
          </table:table-cell>
          <table:table-cell table:formula="of:=STDEV([.Q33:.Q42])" office:value-type="float" office:value="0.053371462167636" calcext:value-type="float">
            <text:p>0.053371462167636</text:p>
          </table:table-cell>
          <table:table-cell/>
          <table:table-cell table:formula="of:=((SUM([.O33:.O42])/10)*SQRT(10))/[.S33]" office:value-type="float" office:value="5.09013124602718" calcext:value-type="float">
            <text:p>5.09013124602718</text:p>
          </table:table-cell>
          <table:table-cell table:formula="of:=((SUM([.P33:.P42])/10)*SQRT(10))/[.T33]" office:value-type="float" office:value="3.04333158785992" calcext:value-type="float">
            <text:p>3.04333158785992</text:p>
          </table:table-cell>
          <table:table-cell table:formula="of:=((SUM([.Q33:.Q42])/10)*SQRT(10))/[.U33]" office:value-type="float" office:value="0.406451656627764" calcext:value-type="float">
            <text:p>0.4064516566277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cision</text:p>
          </table:table-cell>
          <table:table-cell table:formula="of:=[.C31]/SUM([.C31];[.D31]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formula="of:=[.H31]/SUM([.H31];[.I31])" office:value-type="float" office:value="0.113636363636364" calcext:value-type="float">
            <text:p>0.113636363636364</text:p>
          </table:table-cell>
          <table:table-cell table:number-columns-repeated="7"/>
          <table:table-cell table:number-columns-repeated="2" office:value-type="float" office:value="0.00268620932496531" calcext:value-type="float">
            <text:p>0.002686209324965</text:p>
          </table:table-cell>
          <table:table-cell office:value-type="float" office:value="0.0685805422647528" calcext:value-type="float">
            <text:p>0.06858054226475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call</text:p>
          </table:table-cell>
          <table:table-cell table:formula="of:=[.C31]/SUM([.C31];[.C32]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Recall</text:p>
          </table:table-cell>
          <table:table-cell table:formula="of:=[.H31]/SUM([.H31];[.H32])" office:value-type="float" office:value="0.517241379310345" calcext:value-type="float">
            <text:p>0.517241379310345</text:p>
          </table:table-cell>
          <table:table-cell table:number-columns-repeated="7"/>
          <table:table-cell office:value-type="float" office:value="0.00940530970750059" calcext:value-type="float">
            <text:p>0.009405309707501</text:p>
          </table:table-cell>
          <table:table-cell office:value-type="float" office:value="0.00816866546531619" calcext:value-type="float">
            <text:p>0.008168665465316</text:p>
          </table:table-cell>
          <table:table-cell office:value-type="float" office:value="-0.0629984051036683" calcext:value-type="float">
            <text:p>-0.062998405103668</text:p>
          </table:table-cell>
          <table:table-cell table:number-columns-repeated="9"/>
          <table:table-cell table:style-name="ce2" table:number-columns-repeated="5"/>
        </table:table-row>
        <table:table-row table:style-name="ro1">
          <table:table-cell table:number-columns-repeated="14"/>
          <table:table-cell office:value-type="float" office:value="0.00795643984498474" calcext:value-type="float">
            <text:p>0.007956439844985</text:p>
          </table:table-cell>
          <table:table-cell office:value-type="float" office:value="0.00850913440626359" calcext:value-type="float">
            <text:p>0.008509134406264</text:p>
          </table:table-cell>
          <table:table-cell office:value-type="float" office:value="-0.018341307814992" calcext:value-type="float">
            <text:p>-0.018341307814992</text:p>
          </table:table-cell>
          <table:table-cell table:number-columns-repeated="9"/>
          <table:table-cell table:style-name="ce2" table:number-columns-repeated="5"/>
        </table:table-row>
        <table:table-row table:style-name="ro1">
          <table:table-cell office:value-type="string" calcext:value-type="string">
            <text:p>Iris</text:p>
          </table:table-cell>
          <table:table-cell table:number-columns-repeated="13"/>
          <table:table-cell office:value-type="float" office:value="0.00518607123870282" calcext:value-type="float">
            <text:p>0.005186071238703</text:p>
          </table:table-cell>
          <table:table-cell table:style-name="ce1" office:value-type="float" office:value="-0.0000362476439031562" calcext:value-type="float">
            <text:p>-3.62E-05</text:p>
          </table:table-cell>
          <table:table-cell office:value-type="float" office:value="0.0462519936204147" calcext:value-type="float">
            <text:p>0.046251993620415</text:p>
          </table:table-cell>
          <table:table-cell table:number-columns-repeated="9"/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3"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5"/>
          <table:table-cell office:value-type="float" office:value="0.00142574066019042" calcext:value-type="float">
            <text:p>0.00142574066019</text:p>
          </table:table-cell>
          <table:table-cell table:style-name="ce1" office:value-type="float" office:value="-0.0000362476439031562" calcext:value-type="float">
            <text:p>-3.62E-05</text:p>
          </table:table-cell>
          <table:table-cell office:value-type="float" office:value="0.076555023923445" calcext:value-type="float">
            <text:p>0.076555023923445</text:p>
          </table:table-cell>
          <table:table-cell table:number-columns-repeated="9"/>
          <table:table-cell table:style-name="ce2" table:number-columns-repeated="5"/>
        </table:table-row>
        <table:table-row table:style-name="ro1">
          <table:table-cell office:value-type="string" calcext:value-type="string">
            <text:p>Iris-virginica</text:p>
          </table:table-cell>
          <table:table-cell office:value-type="string" calcext:value-type="string">
            <text:p>Positive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Iris-versicolor</text:p>
          </table:table-cell>
          <table:table-cell office:value-type="string" calcext:value-type="string">
            <text:p>Positive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0.0118896054365162" calcext:value-type="float">
            <text:p>0.011889605436516</text:p>
          </table:table-cell>
          <table:table-cell office:value-type="float" office:value="0.00675889102922596" calcext:value-type="float">
            <text:p>0.006758891029226</text:p>
          </table:table-cell>
          <table:table-cell office:value-type="float" office:value="-0.0406698564593301" calcext:value-type="float">
            <text:p>-0.04066985645933</text:p>
          </table:table-cell>
          <table:table-cell table:number-columns-repeated="9"/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Negative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Negative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number-columns-repeated="5"/>
          <table:table-cell office:value-type="float" office:value="0.00770959018098606" calcext:value-type="float">
            <text:p>0.007709590180986</text:p>
          </table:table-cell>
          <table:table-cell office:value-type="float" office:value="0.00709935997017337" calcext:value-type="float">
            <text:p>0.007099359970173</text:p>
          </table:table-cell>
          <table:table-cell office:value-type="float" office:value="0.0039872408293461" calcext:value-type="float">
            <text:p>0.003987240829346</text:p>
          </table:table-cell>
          <table:table-cell table:number-columns-repeated="9"/>
          <table:table-cell table:style-name="ce2" table:number-columns-repeated="5"/>
        </table:table-row>
        <table:table-row table:style-name="ro1">
          <table:table-cell office:value-type="string" calcext:value-type="string">
            <text:p>Error</text:p>
          </table:table-cell>
          <table:table-cell table:formula="of:=SUM([.D39];[.C40])/SUM([.C39];[.C40];[.D39];[.D40])" office:value-type="float" office:value="0.239583333333333" calcext:value-type="float">
            <text:p>0.239583333333333</text:p>
          </table:table-cell>
          <table:table-cell table:number-columns-repeated="3"/>
          <table:table-cell office:value-type="string" calcext:value-type="string">
            <text:p>Error</text:p>
          </table:table-cell>
          <table:table-cell table:formula="of:=SUM([.I39];[.H40])/SUM([.H39];[.H40];[.I39];[.I40])" office:value-type="float" office:value="0.239583333333333" calcext:value-type="float">
            <text:p>0.239583333333333</text:p>
          </table:table-cell>
          <table:table-cell table:number-columns-repeated="3"/>
          <table:table-cell office:value-type="string" calcext:value-type="string">
            <text:p>Avg. Precision</text:p>
          </table:table-cell>
          <table:table-cell/>
          <table:table-cell office:value-type="string" calcext:value-type="string">
            <text:p>Avg. Recall</text:p>
          </table:table-cell>
          <table:table-cell/>
          <table:table-cell office:value-type="float" office:value="0.00841134456695098" calcext:value-type="float">
            <text:p>0.008411344566951</text:p>
          </table:table-cell>
          <table:table-cell office:value-type="float" office:value="0.00698026056877731" calcext:value-type="float">
            <text:p>0.006980260568777</text:p>
          </table:table-cell>
          <table:table-cell office:value-type="float" office:value="-0.0326953748006379" calcext:value-type="float">
            <text:p>-0.032695374800638</text:p>
          </table:table-cell>
          <table:table-cell table:number-columns-repeated="9"/>
          <table:table-cell table:style-name="ce2" table:number-columns-repeated="5"/>
        </table:table-row>
        <table:table-row table:style-name="ro1">
          <table:table-cell office:value-type="string" calcext:value-type="string">
            <text:p>Precision</text:p>
          </table:table-cell>
          <table:table-cell table:formula="of:=[.C39]/SUM([.C39];[.D39])" office:value-type="float" office:value="0.6875" calcext:value-type="float">
            <text:p>0.6875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formula="of:=[.H39]/SUM([.H39];[.I39])" office:value-type="float" office:value="0.644444444444444" calcext:value-type="float">
            <text:p>0.644444444444444</text:p>
          </table:table-cell>
          <table:table-cell table:number-columns-repeated="3"/>
          <table:table-cell table:formula="of:=SUM([.B42];[.B48];[.G42])/3" office:value-type="float" office:value="0.618584656084656" calcext:value-type="float">
            <text:p>0.618584656084656</text:p>
          </table:table-cell>
          <table:table-cell/>
          <table:table-cell table:formula="of:=SUM([.B43];[.B49];[.G43])/3" office:value-type="float" office:value="0.771375661375661" calcext:value-type="float">
            <text:p>0.771375661375661</text:p>
          </table:table-cell>
          <table:table-cell/>
          <table:table-cell office:value-type="float" office:value="0.00892605846166218" calcext:value-type="float">
            <text:p>0.008926058461662</text:p>
          </table:table-cell>
          <table:table-cell office:value-type="float" office:value="0.0101079144141345" calcext:value-type="float">
            <text:p>0.010107914414135</text:p>
          </table:table-cell>
          <table:table-cell office:value-type="float" office:value="-0.0406698564593301" calcext:value-type="float">
            <text:p>-0.04066985645933</text:p>
          </table:table-cell>
          <table:table-cell table:number-columns-repeated="9"/>
          <table:table-cell table:style-name="ce2" table:number-columns-repeated="5"/>
        </table:table-row>
        <table:table-row table:style-name="ro1">
          <table:table-cell office:value-type="string" calcext:value-type="string">
            <text:p>Recall</text:p>
          </table:table-cell>
          <table:table-cell table:formula="of:=[.C39]/SUM([.C39];[.C40])" office:value-type="float" office:value="0.628571428571429" calcext:value-type="float">
            <text:p>0.628571428571429</text:p>
          </table:table-cell>
          <table:table-cell table:number-columns-repeated="3"/>
          <table:table-cell office:value-type="string" calcext:value-type="string">
            <text:p>Recall</text:p>
          </table:table-cell>
          <table:table-cell table:formula="of:=[.H39]/SUM([.H39];[.H40])" office:value-type="float" office:value="0.805555555555556" calcext:value-type="float">
            <text:p>0.805555555555556</text:p>
          </table:table-cell>
          <table:table-cell table:number-columns-repeated="19"/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10"/>
          <table:table-cell office:value-type="string" calcext:value-type="string">
            <text:p>G</text:p>
          </table:table-cell>
          <table:table-cell table:number-columns-repeated="11"/>
          <table:table-cell table:style-name="ce2" table:number-columns-repeated="5"/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Positive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10"/>
          <table:table-cell office:value-type="float" office:value="-0.00212546969899911" calcext:value-type="float">
            <text:p>-0.002125469698999</text:p>
          </table:table-cell>
          <table:table-cell office:value-type="float" office:value="-0.00665394434625204" calcext:value-type="float">
            <text:p>-0.006653944346252</text:p>
          </table:table-cell>
          <table:table-cell office:value-type="float" office:value="0.0294871794871795" calcext:value-type="float">
            <text:p>0.02948717948718</text:p>
          </table:table-cell>
          <table:table-cell/>
          <table:table-cell table:formula="of:=STDEV([.O45:.O54])" office:value-type="float" office:value="0.0163484879339552" calcext:value-type="float">
            <text:p>0.016348487933955</text:p>
          </table:table-cell>
          <table:table-cell table:formula="of:=STDEV([.P45:.P54])" office:value-type="float" office:value="0.0378973250660179" calcext:value-type="float">
            <text:p>0.037897325066018</text:p>
          </table:table-cell>
          <table:table-cell table:formula="of:=STDEV([.Q45:.Q54])" office:value-type="float" office:value="0.138613730673653" calcext:value-type="float">
            <text:p>0.138613730673653</text:p>
          </table:table-cell>
          <table:table-cell/>
          <table:table-cell table:formula="of:=((SUM([.O45:.O54])/10)*SQRT(10))/[.S45]" office:value-type="float" office:value="-1.25942891205186" calcext:value-type="float">
            <text:p>-1.25942891205186</text:p>
          </table:table-cell>
          <table:table-cell table:formula="of:=((SUM([.P45:.P54])/10)*SQRT(10))/[.T45]" office:value-type="float" office:value="1.09756857546546" calcext:value-type="float">
            <text:p>1.09756857546546</text:p>
          </table:table-cell>
          <table:table-cell table:formula="of:=((SUM([.Q45:.Q54])/10)*SQRT(10))/[.U45]" office:value-type="float" office:value="0.991743380321225" calcext:value-type="float">
            <text:p>0.991743380321225</text:p>
          </table:table-cell>
          <table:table-cell/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Negative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10"/>
          <table:table-cell office:value-type="float" office:value="-0.00247990934265444" calcext:value-type="float">
            <text:p>-0.002479909342654</text:p>
          </table:table-cell>
          <table:table-cell office:value-type="float" office:value="0.011671335200747" calcext:value-type="float">
            <text:p>0.011671335200747</text:p>
          </table:table-cell>
          <table:table-cell office:value-type="float" office:value="0.0849673202614379" calcext:value-type="float">
            <text:p>0.084967320261438</text:p>
          </table:table-cell>
          <table:table-cell table:number-columns-repeated="9"/>
          <table:table-cell table:style-name="ce2" table:number-columns-repeated="5"/>
        </table:table-row>
        <table:table-row table:style-name="ro1">
          <table:table-cell office:value-type="string" calcext:value-type="string">
            <text:p>Error</text:p>
          </table:table-cell>
          <table:table-cell table:formula="of:=SUM([.D45];[.C46])/SUM([.C45];[.C46];[.D45];[.D46])" office:value-type="float" office:value="0.239583333333333" calcext:value-type="float">
            <text:p>0.239583333333333</text:p>
          </table:table-cell>
          <table:table-cell table:number-columns-repeated="12"/>
          <table:table-cell office:value-type="float" office:value="-0.00466853408029879" calcext:value-type="float">
            <text:p>-0.004668534080299</text:p>
          </table:table-cell>
          <table:table-cell office:value-type="float" office:value="-0.0158730158730159" calcext:value-type="float">
            <text:p>-0.015873015873016</text:p>
          </table:table-cell>
          <table:table-cell office:value-type="float" office:value="-0.0196078431372548" calcext:value-type="float">
            <text:p>-0.019607843137255</text:p>
          </table:table-cell>
          <table:table-cell table:number-columns-repeated="9"/>
          <table:table-cell table:style-name="ce2" table:number-columns-repeated="5"/>
        </table:table-row>
        <table:table-row table:style-name="ro1">
          <table:table-cell office:value-type="string" calcext:value-type="string">
            <text:p>Precision</text:p>
          </table:table-cell>
          <table:table-cell table:formula="of:=[.C45]/SUM([.C45];[.D45])" office:value-type="float" office:value="0.523809523809524" calcext:value-type="float">
            <text:p>0.523809523809524</text:p>
          </table:table-cell>
          <table:table-cell table:number-columns-repeated="12"/>
          <table:table-cell office:value-type="float" office:value="0.00175423704835469" calcext:value-type="float">
            <text:p>0.001754237048355</text:p>
          </table:table-cell>
          <table:table-cell office:value-type="float" office:value="0.0338468720821662" calcext:value-type="float">
            <text:p>0.033846872082166</text:p>
          </table:table-cell>
          <table:table-cell office:value-type="float" office:value="-0.0816993464052288" calcext:value-type="float">
            <text:p>-0.081699346405229</text:p>
          </table:table-cell>
          <table:table-cell table:number-columns-repeated="9"/>
          <table:table-cell table:style-name="ce2" table:number-columns-repeated="5"/>
        </table:table-row>
        <table:table-row table:style-name="ro1">
          <table:table-cell office:value-type="string" calcext:value-type="string">
            <text:p>Recall</text:p>
          </table:table-cell>
          <table:table-cell table:formula="of:=[.C45]/SUM([.C45];[.C46])" office:value-type="float" office:value="0.88" calcext:value-type="float">
            <text:p>0.88</text:p>
          </table:table-cell>
          <table:table-cell table:number-columns-repeated="12"/>
          <table:table-cell office:value-type="float" office:value="-0.022432469491293" calcext:value-type="float">
            <text:p>-0.022432469491293</text:p>
          </table:table-cell>
          <table:table-cell office:value-type="float" office:value="0.0322128851540616" calcext:value-type="float">
            <text:p>0.032212885154062</text:p>
          </table:table-cell>
          <table:table-cell office:value-type="float" office:value="0.143790849673203" calcext:value-type="float">
            <text:p>0.143790849673203</text:p>
          </table:table-cell>
          <table:table-cell table:number-columns-repeated="9"/>
          <table:table-cell table:style-name="ce2" table:number-columns-repeated="5"/>
        </table:table-row>
        <table:table-row table:style-name="ro1">
          <table:table-cell table:number-columns-repeated="14"/>
          <table:table-cell office:value-type="float" office:value="0.0133536398242281" calcext:value-type="float">
            <text:p>0.013353639824228</text:p>
          </table:table-cell>
          <table:table-cell office:value-type="float" office:value="0.0175070028011205" calcext:value-type="float">
            <text:p>0.017507002801121</text:p>
          </table:table-cell>
          <table:table-cell office:value-type="float" office:value="-0.0849673202614379" calcext:value-type="float">
            <text:p>-0.084967320261438</text:p>
          </table:table-cell>
          <table:table-cell table:number-columns-repeated="9"/>
          <table:table-cell table:style-name="ce2" table:number-columns-repeated="5"/>
        </table:table-row>
        <table:table-row table:style-name="ro1">
          <table:table-cell office:value-type="string" calcext:value-type="string">
            <text:p>Soybeans</text:p>
          </table:table-cell>
          <table:table-cell table:number-columns-repeated="13"/>
          <table:table-cell office:value-type="float" office:value="-0.0280973111855465" calcext:value-type="float">
            <text:p>-0.028097311185547</text:p>
          </table:table-cell>
          <table:table-cell office:value-type="float" office:value="-0.0347805788982259" calcext:value-type="float">
            <text:p>-0.034780578898226</text:p>
          </table:table-cell>
          <table:table-cell office:value-type="float" office:value="0.261437908496732" calcext:value-type="float">
            <text:p>0.261437908496732</text:p>
          </table:table-cell>
          <table:table-cell table:number-columns-repeated="9"/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3"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5"/>
          <table:table-cell office:value-type="float" office:value="-0.016856591121297" calcext:value-type="float">
            <text:p>-0.016856591121297</text:p>
          </table:table-cell>
          <table:table-cell office:value-type="float" office:value="0.0121381886087769" calcext:value-type="float">
            <text:p>0.012138188608777</text:p>
          </table:table-cell>
          <table:table-cell office:value-type="float" office:value="0.147058823529412" calcext:value-type="float">
            <text:p>0.147058823529412</text:p>
          </table:table-cell>
          <table:table-cell table:number-columns-repeated="9"/>
          <table:table-cell table:style-name="ce2" table:number-columns-repeated="5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Positiv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2</text:p>
          </table:table-cell>
          <table:table-cell office:value-type="string" calcext:value-type="string">
            <text:p>Positiv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.0209408238820003" calcext:value-type="float">
            <text:p>0.020940823882</text:p>
          </table:table-cell>
          <table:table-cell office:value-type="float" office:value="0.100140056022409" calcext:value-type="float">
            <text:p>0.100140056022409</text:p>
          </table:table-cell>
          <table:table-cell office:value-type="float" office:value="-0.19281045751634" calcext:value-type="float">
            <text:p>-0.19281045751634</text:p>
          </table:table-cell>
          <table:table-cell table:number-columns-repeated="9"/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Negative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Negative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5"/>
          <table:table-cell office:value-type="float" office:value="-0.0244989487636546" calcext:value-type="float">
            <text:p>-0.024498948763655</text:p>
          </table:table-cell>
          <table:table-cell office:value-type="float" office:value="-0.0186741363211951" calcext:value-type="float">
            <text:p>-0.018674136321195</text:p>
          </table:table-cell>
          <table:table-cell office:value-type="float" office:value="0.147058823529412" calcext:value-type="float">
            <text:p>0.147058823529412</text:p>
          </table:table-cell>
          <table:table-cell table:number-columns-repeated="9"/>
          <table:table-cell table:style-name="ce2" table:number-columns-repeated="5"/>
        </table:table-row>
        <table:table-row table:style-name="ro1">
          <table:table-cell office:value-type="string" calcext:value-type="string">
            <text:p>Error</text:p>
          </table:table-cell>
          <table:table-cell table:formula="of:=SUM([.D53];[.C54])/SUM([.C53];[.C54];[.D53];[.D54])" office:value-type="float" office:value="0.0212765957446808" calcext:value-type="float">
            <text:p>0.021276595744681</text:p>
          </table:table-cell>
          <table:table-cell table:number-columns-repeated="3"/>
          <table:table-cell office:value-type="string" calcext:value-type="string">
            <text:p>Error</text:p>
          </table:table-cell>
          <table:table-cell table:formula="of:=SUM([.I53];[.H54])/SUM([.H53];[.H54];[.I53];[.I54])" office:value-type="float" office:value="0.0212765957446808" calcext:value-type="float">
            <text:p>0.021276595744681</text:p>
          </table:table-cell>
          <table:table-cell table:number-columns-repeated="3"/>
          <table:table-cell office:value-type="string" calcext:value-type="string">
            <text:p>Avg. Precision</text:p>
          </table:table-cell>
          <table:table-cell/>
          <table:table-cell office:value-type="string" calcext:value-type="string">
            <text:p>Avg. Recall</text:p>
          </table:table-cell>
          <table:table-cell table:number-columns-repeated="13"/>
          <table:table-cell table:style-name="ce2" table:number-columns-repeated="5"/>
        </table:table-row>
        <table:table-row table:style-name="ro1">
          <table:table-cell office:value-type="string" calcext:value-type="string">
            <text:p>Precision</text:p>
          </table:table-cell>
          <table:table-cell table:formula="of:=[.C53]/SUM([.C53];[.D53])" office:value-type="float" office:value="0.909090909090909" calcext:value-type="float">
            <text:p>0.909090909090909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formula="of:=[.H53]/SUM([.H53];[.I53])" office:value-type="float" office:value="0.909090909090909" calcext:value-type="float">
            <text:p>0.909090909090909</text:p>
          </table:table-cell>
          <table:table-cell table:number-columns-repeated="3"/>
          <table:table-cell table:formula="of:=SUM([.B56];[.B62];[.G56];[.G62])/4" office:value-type="float" office:value="0.931818181818182" calcext:value-type="float">
            <text:p>0.931818181818182</text:p>
          </table:table-cell>
          <table:table-cell/>
          <table:table-cell table:formula="of:=SUM([.B57];[.B63];[.G57];[.G63])/4" office:value-type="float" office:value="0.985294117647059" calcext:value-type="float">
            <text:p>0.985294117647059</text:p>
          </table:table-cell>
          <table:table-cell/>
          <table:table-cell office:value-type="string" calcext:value-type="string">
            <text:p>I</text:p>
          </table:table-cell>
          <table:table-cell table:number-columns-repeated="11"/>
          <table:table-cell table:style-name="ce2" table:number-columns-repeated="5"/>
        </table:table-row>
        <table:table-row table:style-name="ro1">
          <table:table-cell office:value-type="string" calcext:value-type="string">
            <text:p>Recall</text:p>
          </table:table-cell>
          <table:table-cell table:formula="of:=[.C53]/SUM([.C53];[.C54]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Recall</text:p>
          </table:table-cell>
          <table:table-cell table:formula="of:=[.H53]/SUM([.H53];[.H54])" office:value-type="float" office:value="1" calcext:value-type="float">
            <text:p>1</text:p>
          </table:table-cell>
          <table:table-cell table:number-columns-repeated="7"/>
          <table:table-cell office:value-type="float" office:value="0.0159301346801347" calcext:value-type="float">
            <text:p>0.015930134680135</text:p>
          </table:table-cell>
          <table:table-cell office:value-type="float" office:value="0.0155508457591791" calcext:value-type="float">
            <text:p>0.015550845759179</text:p>
          </table:table-cell>
          <table:table-cell office:value-type="float" office:value="-0.0509259259259259" calcext:value-type="float">
            <text:p>-0.050925925925926</text:p>
          </table:table-cell>
          <table:table-cell/>
          <table:table-cell table:formula="of:=STDEV([.O57:.O66])" office:value-type="float" office:value="0.0781264949673122" calcext:value-type="float">
            <text:p>0.078126494967312</text:p>
          </table:table-cell>
          <table:table-cell table:formula="of:=STDEV([.P57:.P66])" office:value-type="float" office:value="0.0500260553190672" calcext:value-type="float">
            <text:p>0.050026055319067</text:p>
          </table:table-cell>
          <table:table-cell table:formula="of:=STDEV([.Q57:.Q66])" office:value-type="float" office:value="0.143002357362557" calcext:value-type="float">
            <text:p>0.143002357362557</text:p>
          </table:table-cell>
          <table:table-cell/>
          <table:table-cell table:formula="of:=((SUM([.O57:.O66])/10)*SQRT(10))/[.S57]" office:value-type="float" office:value="1.03422601015085" calcext:value-type="float">
            <text:p>1.03422601015085</text:p>
          </table:table-cell>
          <table:table-cell table:formula="of:=((SUM([.P57:.P66])/10)*SQRT(10))/[.T57]" office:value-type="float" office:value="2.38097864012924" calcext:value-type="float">
            <text:p>2.38097864012924</text:p>
          </table:table-cell>
          <table:table-cell table:formula="of:=((SUM([.Q57:.Q66])/10)*SQRT(10))/[.U57]" office:value-type="float" office:value="-0.296893746408601" calcext:value-type="float">
            <text:p>-0.296893746408601</text:p>
          </table:table-cell>
          <table:table-cell/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3"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5"/>
          <table:table-cell office:value-type="float" office:value="0.0180555555555555" calcext:value-type="float">
            <text:p>0.018055555555556</text:p>
          </table:table-cell>
          <table:table-cell office:value-type="float" office:value="0.0324074074074074" calcext:value-type="float">
            <text:p>0.032407407407407</text:p>
          </table:table-cell>
          <table:table-cell office:value-type="float" office:value="0.0277777777777778" calcext:value-type="float">
            <text:p>0.027777777777778</text:p>
          </table:table-cell>
          <table:table-cell table:number-columns-repeated="9"/>
          <table:table-cell table:style-name="ce2" table:number-columns-repeated="5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Positiv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4</text:p>
          </table:table-cell>
          <table:table-cell office:value-type="string" calcext:value-type="string">
            <text:p>Positiv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.193055555555556" calcext:value-type="float">
            <text:p>0.193055555555556</text:p>
          </table:table-cell>
          <table:table-cell office:value-type="float" office:value="0.143518518518519" calcext:value-type="float">
            <text:p>0.143518518518519</text:p>
          </table:table-cell>
          <table:table-cell office:value-type="float" office:value="-0.305555555555556" calcext:value-type="float">
            <text:p>-0.305555555555556</text:p>
          </table:table-cell>
          <table:table-cell table:number-columns-repeated="9"/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Negative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0.0143518518518519" calcext:value-type="float">
            <text:p>0.014351851851852</text:p>
          </table:table-cell>
          <table:table-cell office:value-type="float" office:value="0.0324074074074074" calcext:value-type="float">
            <text:p>0.032407407407407</text:p>
          </table:table-cell>
          <table:table-cell office:value-type="float" office:value="0.0277777777777778" calcext:value-type="float">
            <text:p>0.027777777777778</text:p>
          </table:table-cell>
          <table:table-cell table:number-columns-repeated="9"/>
          <table:table-cell table:style-name="ce2" table:number-columns-repeated="5"/>
        </table:table-row>
        <table:table-row table:style-name="ro1">
          <table:table-cell office:value-type="string" calcext:value-type="string">
            <text:p>Error</text:p>
          </table:table-cell>
          <table:table-cell table:formula="of:=SUM([.D59];[.C60])/SUM([.C59];[.C60];[.D59];[.D60])" office:value-type="float" office:value="0.0212765957446808" calcext:value-type="float">
            <text:p>0.021276595744681</text:p>
          </table:table-cell>
          <table:table-cell table:number-columns-repeated="3"/>
          <table:table-cell office:value-type="string" calcext:value-type="string">
            <text:p>Error</text:p>
          </table:table-cell>
          <table:table-cell table:formula="of:=SUM([.I59];[.H60])/SUM([.H59];[.H60];[.I59];[.I60])" office:value-type="float" office:value="0.0212765957446808" calcext:value-type="float">
            <text:p>0.021276595744681</text:p>
          </table:table-cell>
          <table:table-cell table:number-columns-repeated="7"/>
          <table:table-cell office:value-type="float" office:value="0.0143518518518519" calcext:value-type="float">
            <text:p>0.014351851851852</text:p>
          </table:table-cell>
          <table:table-cell office:value-type="float" office:value="0.0324074074074074" calcext:value-type="float">
            <text:p>0.032407407407407</text:p>
          </table:table-cell>
          <table:table-cell office:value-type="float" office:value="0.0277777777777778" calcext:value-type="float">
            <text:p>0.027777777777778</text:p>
          </table:table-cell>
          <table:table-cell table:number-columns-repeated="9"/>
          <table:table-cell table:style-name="ce2" table:number-columns-repeated="5"/>
        </table:table-row>
        <table:table-row table:style-name="ro1">
          <table:table-cell office:value-type="string" calcext:value-type="string">
            <text:p>Precision</text:p>
          </table:table-cell>
          <table:table-cell table:formula="of:=[.C59]/SUM([.C59];[.D59])" office:value-type="float" office:value="0.909090909090909" calcext:value-type="float">
            <text:p>0.909090909090909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formula="of:=[.H59]/SUM([.H59];[.I59])" office:value-type="float" office:value="1" calcext:value-type="float">
            <text:p>1</text:p>
          </table:table-cell>
          <table:table-cell table:number-columns-repeated="7"/>
          <table:table-cell office:value-type="float" office:value="0.0872685185185185" calcext:value-type="float">
            <text:p>0.087268518518519</text:p>
          </table:table-cell>
          <table:table-cell office:value-type="float" office:value="0.0740740740740741" calcext:value-type="float">
            <text:p>0.074074074074074</text:p>
          </table:table-cell>
          <table:table-cell office:value-type="float" office:value="-0.0972222222222222" calcext:value-type="float">
            <text:p>-0.097222222222222</text:p>
          </table:table-cell>
          <table:table-cell table:number-columns-repeated="9"/>
          <table:table-cell table:style-name="ce2" table:number-columns-repeated="5"/>
        </table:table-row>
        <table:table-row table:style-name="ro1">
          <table:table-cell office:value-type="string" calcext:value-type="string">
            <text:p>Recall</text:p>
          </table:table-cell>
          <table:table-cell table:formula="of:=[.C59]/SUM([.C59];[.C60]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Recall</text:p>
          </table:table-cell>
          <table:table-cell table:formula="of:=[.H59]/SUM([.H59];[.H60])" office:value-type="float" office:value="0.941176470588235" calcext:value-type="float">
            <text:p>0.941176470588235</text:p>
          </table:table-cell>
          <table:table-cell table:number-columns-repeated="7"/>
          <table:table-cell office:value-type="float" office:value="0.0625" calcext:value-type="float">
            <text:p>0.0625</text:p>
          </table:table-cell>
          <table:table-cell office:value-type="float" office:value="0.0694444444444444" calcext:value-type="float">
            <text:p>0.069444444444444</text:p>
          </table:table-cell>
          <table:table-cell office:value-type="float" office:value="-0.0833333333333333" calcext:value-type="float">
            <text:p>-0.083333333333333</text:p>
          </table:table-cell>
          <table:table-cell table:number-columns-repeated="9"/>
          <table:table-cell table:style-name="ce2" table:number-columns-repeated="5"/>
        </table:table-row>
        <table:table-row table:style-name="ro1">
          <table:table-cell table:number-columns-repeated="14"/>
          <table:table-cell office:value-type="float" office:value="-0.102777777777778" calcext:value-type="float">
            <text:p>-0.102777777777778</text:p>
          </table:table-cell>
          <table:table-cell office:value-type="float" office:value="-0.0462962962962963" calcext:value-type="float">
            <text:p>-0.046296296296296</text:p>
          </table:table-cell>
          <table:table-cell office:value-type="float" office:value="0.263888888888889" calcext:value-type="float">
            <text:p>0.263888888888889</text:p>
          </table:table-cell>
          <table:table-cell table:number-columns-repeated="9"/>
          <table:table-cell table:style-name="ce2" table:number-columns-repeated="5"/>
        </table:table-row>
        <table:table-row table:style-name="ro1">
          <table:table-cell office:value-type="string" calcext:value-type="string">
            <text:p>Breast Cancer Wisconsin (Mangled)</text:p>
          </table:table-cell>
          <table:table-cell table:number-columns-repeated="13"/>
          <table:table-cell office:value-type="float" office:value="-0.0236111111111111" calcext:value-type="float">
            <text:p>-0.023611111111111</text:p>
          </table:table-cell>
          <table:table-cell office:value-type="float" office:value="0.011574074074074" calcext:value-type="float">
            <text:p>0.011574074074074</text:p>
          </table:table-cell>
          <table:table-cell office:value-type="float" office:value="0.0277777777777778" calcext:value-type="float">
            <text:p>0.027777777777778</text:p>
          </table:table-cell>
          <table:table-cell table:number-columns-repeated="9"/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3"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5"/>
          <table:table-cell office:value-type="float" office:value="-0.0236111111111111" calcext:value-type="float">
            <text:p>-0.023611111111111</text:p>
          </table:table-cell>
          <table:table-cell office:value-type="float" office:value="0.0115740740740741" calcext:value-type="float">
            <text:p>0.011574074074074</text:p>
          </table:table-cell>
          <table:table-cell office:value-type="float" office:value="0.0277777777777778" calcext:value-type="float">
            <text:p>0.027777777777778</text:p>
          </table:table-cell>
          <table:table-cell table:number-columns-repeated="9"/>
          <table:table-cell table:style-name="ce2"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sitive</text:p>
          </table:table-cell>
          <table:table-cell office:value-type="float" office:value="275" calcext:value-type="float">
            <text:p>275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sitive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17"/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string" calcext:value-type="string">
            <text:p>Negative</text:p>
          </table:table-cell>
          <table:table-cell office:value-type="float" office:value="165" calcext:value-type="float">
            <text:p>165</text:p>
          </table:table-cell>
          <table:table-cell office:value-type="float" office:value="275" calcext:value-type="float">
            <text:p>275</text:p>
          </table:table-cell>
          <table:table-cell table:number-columns-repeated="5"/>
          <table:table-cell office:value-type="string" calcext:value-type="string">
            <text:p>S</text:p>
          </table:table-cell>
          <table:table-cell table:number-columns-repeated="11"/>
          <table:table-cell table:style-name="ce2" table:number-columns-repeated="5"/>
        </table:table-row>
        <table:table-row table:style-name="ro1">
          <table:table-cell office:value-type="string" calcext:value-type="string">
            <text:p>Error</text:p>
          </table:table-cell>
          <table:table-cell table:formula="of:=SUM([.D67];[.C68])/SUM([.C67];[.C68];[.D67];[.D68])" office:value-type="float" office:value="0.322330097087379" calcext:value-type="float">
            <text:p>0.322330097087379</text:p>
          </table:table-cell>
          <table:table-cell table:number-columns-repeated="3"/>
          <table:table-cell office:value-type="string" calcext:value-type="string">
            <text:p>Error</text:p>
          </table:table-cell>
          <table:table-cell table:formula="of:=SUM([.I67];[.H68])/SUM([.H67];[.H68];[.I67];[.I68])" office:value-type="float" office:value="0.322330097087379" calcext:value-type="float">
            <text:p>0.322330097087379</text:p>
          </table:table-cell>
          <table:table-cell table:number-columns-repeated="3"/>
          <table:table-cell office:value-type="string" calcext:value-type="string">
            <text:p>Avg. Precision</text:p>
          </table:table-cell>
          <table:table-cell/>
          <table:table-cell office:value-type="string" calcext:value-type="string">
            <text:p>Avg. Recall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formula="of:=STDEV([.O69:.O78])" office:value-type="float" office:value="0.354778882623467" calcext:value-type="float">
            <text:p>0.354778882623467</text:p>
          </table:table-cell>
          <table:table-cell table:formula="of:=STDEV([.P69:.P78])" office:value-type="float" office:value="0.141911553049387" calcext:value-type="float">
            <text:p>0.141911553049387</text:p>
          </table:table-cell>
          <table:table-cell table:formula="of:=STDEV([.Q69:.Q78])" office:value-type="float" office:value="0.141911553049387" calcext:value-type="float">
            <text:p>0.141911553049387</text:p>
          </table:table-cell>
          <table:table-cell/>
          <table:table-cell table:formula="of:=((SUM([.O69:.O78])/10)*SQRT(10))/[.S69]" office:value-type="float" office:value="0.557086014531156" calcext:value-type="float">
            <text:p>0.557086014531156</text:p>
          </table:table-cell>
          <table:table-cell table:formula="of:=((SUM([.P69:.P78])/10)*SQRT(10))/[.T69]" office:value-type="float" office:value="0.557086014531156" calcext:value-type="float">
            <text:p>0.557086014531156</text:p>
          </table:table-cell>
          <table:table-cell table:formula="of:=((SUM([.Q69:.Q78])/10)*SQRT(10))/[.U69]" office:value-type="float" office:value="-0.557086014531156" calcext:value-type="float">
            <text:p>-0.557086014531156</text:p>
          </table:table-cell>
          <table:table-cell/>
          <table:table-cell table:style-name="ce2" table:number-columns-repeated="5"/>
        </table:table-row>
        <table:table-row table:style-name="ro1">
          <table:table-cell office:value-type="string" calcext:value-type="string">
            <text:p>Precision</text:p>
          </table:table-cell>
          <table:table-cell table:formula="of:=[.C67]/SUM([.C67];[.D67])" office:value-type="float" office:value="0.625" calcext:value-type="float">
            <text:p>0.625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formula="of:=[.H67]/SUM([.H67];[.I67])" office:value-type="float" office:value="0.986666666666667" calcext:value-type="float">
            <text:p>0.986666666666667</text:p>
          </table:table-cell>
          <table:table-cell table:number-columns-repeated="3"/>
          <table:table-cell table:formula="of:=SUM([.B70];[.G70])/2" office:value-type="float" office:value="0.805833333333333" calcext:value-type="float">
            <text:p>0.805833333333333</text:p>
          </table:table-cell>
          <table:table-cell/>
          <table:table-cell table:formula="of:=SUM([.B71];[.G71])/2" office:value-type="float" office:value="0.653000121278273" calcext:value-type="float">
            <text:p>0.65300012127827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9"/>
          <table:table-cell table:style-name="ce2" table:number-columns-repeated="5"/>
        </table:table-row>
        <table:table-row table:style-name="ro1">
          <table:table-cell office:value-type="string" calcext:value-type="string">
            <text:p>Recall</text:p>
          </table:table-cell>
          <table:table-cell table:formula="of:=[.C67]/SUM([.C67];[.C68])" office:value-type="float" office:value="0.996376811594203" calcext:value-type="float">
            <text:p>0.996376811594203</text:p>
          </table:table-cell>
          <table:table-cell table:number-columns-repeated="3"/>
          <table:table-cell office:value-type="string" calcext:value-type="string">
            <text:p>Recall</text:p>
          </table:table-cell>
          <table:table-cell table:formula="of:=[.H67]/SUM([.H67];[.H68])" office:value-type="float" office:value="0.309623430962343" calcext:value-type="float">
            <text:p>0.309623430962343</text:p>
          </table:table-cell>
          <table:table-cell table:number-columns-repeated="7"/>
          <table:table-cell table:number-columns-repeated="3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14"/>
          <table:table-cell office:value-type="float" office:value="-0.625" calcext:value-type="float">
            <text:p>-0.625</text:p>
          </table:table-cell>
          <table:table-cell office:value-type="float" office:value="-0.25" calcext:value-type="float">
            <text:p>-0.25</text:p>
          </table:table-cell>
          <table:table-cell office:value-type="float" office:value="0.25" calcext:value-type="float">
            <text:p>0.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ouse Votes 84 (Mangled)</text:p>
          </table:table-cell>
          <table:table-cell table:number-columns-repeated="13"/>
          <table:table-cell table:number-columns-repeated="3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3"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mocrat</text:p>
          </table:table-cell>
          <table:table-cell office:value-type="string" calcext:value-type="string">
            <text:p>Positive</text:p>
          </table:table-cell>
          <table:table-cell office:value-type="float" office:value="214" calcext:value-type="float">
            <text:p>214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epublican</text:p>
          </table:table-cell>
          <table:table-cell office:value-type="string" calcext:value-type="string">
            <text:p>Positive</text:p>
          </table:table-cell>
          <table:table-cell office:value-type="float" office:value="132" calcext:value-type="float">
            <text:p>132</text:p>
          </table:table-cell>
          <table:table-cell office:value-type="float" office:value="33" calcext:value-type="float">
            <text:p>33</text:p>
          </table:table-cell>
          <table:table-cell table:number-columns-repeated="5"/>
          <table:table-cell office:value-type="float" office:value="0.625" calcext:value-type="float">
            <text:p>0.625</text:p>
          </table:table-cell>
          <table:table-cell office:value-type="float" office:value="0.25" calcext:value-type="float">
            <text:p>0.25</text:p>
          </table:table-cell>
          <table:table-cell office:value-type="float" office:value="-0.25" calcext:value-type="float">
            <text:p>-0.2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Negative</text:p>
          </table:table-cell>
          <table:table-cell office:value-type="float" office:value="33" calcext:value-type="float">
            <text:p>33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office:value-type="string" calcext:value-type="string">
            <text:p>Negative</text:p>
          </table:table-cell>
          <table:table-cell office:value-type="float" office:value="9" calcext:value-type="float">
            <text:p>9</text:p>
          </table:table-cell>
          <table:table-cell office:value-type="float" office:value="214" calcext:value-type="float">
            <text:p>214</text:p>
          </table:table-cell>
          <table:table-cell table:number-columns-repeated="5"/>
          <table:table-cell office:value-type="float" office:value="0.625" calcext:value-type="float">
            <text:p>0.625</text:p>
          </table:table-cell>
          <table:table-cell office:value-type="float" office:value="0.25" calcext:value-type="float">
            <text:p>0.25</text:p>
          </table:table-cell>
          <table:table-cell office:value-type="float" office:value="-0.25" calcext:value-type="float">
            <text:p>-0.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rror</text:p>
          </table:table-cell>
          <table:table-cell table:formula="of:=SUM([.D75];[.C76])/SUM([.C75];[.C76];[.D75];[.D76])" office:value-type="float" office:value="0.108247422680412" calcext:value-type="float">
            <text:p>0.108247422680412</text:p>
          </table:table-cell>
          <table:table-cell table:number-columns-repeated="3"/>
          <table:table-cell office:value-type="string" calcext:value-type="string">
            <text:p>Error</text:p>
          </table:table-cell>
          <table:table-cell table:formula="of:=SUM([.I75];[.H76])/SUM([.H75];[.H76];[.I75];[.I76])" office:value-type="float" office:value="0.108247422680412" calcext:value-type="float">
            <text:p>0.108247422680412</text:p>
          </table:table-cell>
          <table:table-cell table:number-columns-repeated="3"/>
          <table:table-cell office:value-type="string" calcext:value-type="string">
            <text:p>Avg. Precision</text:p>
          </table:table-cell>
          <table:table-cell/>
          <table:table-cell office:value-type="string" calcext:value-type="string">
            <text:p>Avg. Recall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ecision</text:p>
          </table:table-cell>
          <table:table-cell table:formula="of:=[.C75]/SUM([.C75];[.D75])" office:value-type="float" office:value="0.959641255605381" calcext:value-type="float">
            <text:p>0.959641255605381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formula="of:=[.H75]/SUM([.H75];[.I75])" office:value-type="float" office:value="0.8" calcext:value-type="float">
            <text:p>0.8</text:p>
          </table:table-cell>
          <table:table-cell table:number-columns-repeated="3"/>
          <table:table-cell table:formula="of:=SUM([.B78];[.G78])/2" office:value-type="float" office:value="0.879820627802691" calcext:value-type="float">
            <text:p>0.879820627802691</text:p>
          </table:table-cell>
          <table:table-cell/>
          <table:table-cell table:formula="of:=SUM([.B79];[.G79])/2" office:value-type="float" office:value="0.90128348694978" calcext:value-type="float">
            <text:p>0.9012834869497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call</text:p>
          </table:table-cell>
          <table:table-cell table:formula="of:=[.C75]/SUM([.C75];[.C76])" office:value-type="float" office:value="0.866396761133603" calcext:value-type="float">
            <text:p>0.866396761133603</text:p>
          </table:table-cell>
          <table:table-cell table:number-columns-repeated="3"/>
          <table:table-cell office:value-type="string" calcext:value-type="string">
            <text:p>Recall</text:p>
          </table:table-cell>
          <table:table-cell table:formula="of:=[.H75]/SUM([.H75];[.H76])" office:value-type="float" office:value="0.936170212765957" calcext:value-type="float">
            <text:p>0.936170212765957</text:p>
          </table:table-cell>
          <table:table-cell table:number-columns-repeated="24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Glass (Mangled)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3"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sitive</text:p>
          </table:table-cell>
          <table:table-cell office:value-type="float" office:value="26" calcext:value-type="float">
            <text:p>26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ositive</text:p>
          </table:table-cell>
          <table:table-cell office:value-type="float" office:value="48" calcext:value-type="float">
            <text:p>48</text:p>
          </table:table-cell>
          <table:table-cell office:value-type="float" office:value="94" calcext:value-type="float">
            <text:p>94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Negative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Negative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rror</text:p>
          </table:table-cell>
          <table:table-cell table:formula="of:=SUM([.D83];[.C84])/SUM([.C83];[.C84];[.D83];[.D84])" office:value-type="float" office:value="0.570093457943925" calcext:value-type="float">
            <text:p>0.570093457943925</text:p>
          </table:table-cell>
          <table:table-cell table:number-columns-repeated="3"/>
          <table:table-cell office:value-type="string" calcext:value-type="string">
            <text:p>Error</text:p>
          </table:table-cell>
          <table:table-cell table:formula="of:=SUM([.I83];[.H84])/SUM([.H83];[.H84];[.I83];[.I84])" office:value-type="float" office:value="0.570093457943925" calcext:value-type="float">
            <text:p>0.570093457943925</text:p>
          </table:table-cell>
          <table:table-cell table:number-columns-repeated="3"/>
          <table:table-cell office:value-type="string" calcext:value-type="string">
            <text:p>Avg. Precision</text:p>
          </table:table-cell>
          <table:table-cell/>
          <table:table-cell office:value-type="string" calcext:value-type="string">
            <text:p>Avg. Recal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ecision</text:p>
          </table:table-cell>
          <table:table-cell table:formula="of:=[.C83]/SUM([.C83];[.D83])" office:value-type="float" office:value="0.25" calcext:value-type="float">
            <text:p>0.25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formula="of:=[.H83]/SUM([.H83];[.I83])" office:value-type="float" office:value="0.338028169014084" calcext:value-type="float">
            <text:p>0.338028169014084</text:p>
          </table:table-cell>
          <table:table-cell table:number-columns-repeated="3"/>
          <table:table-cell table:formula="of:=SUM([.B86];[.B92];[.B98];[.G86];[.G92];[.G98])/6" office:value-type="float" office:value="0.121872038520524" calcext:value-type="float">
            <text:p>0.121872038520524</text:p>
          </table:table-cell>
          <table:table-cell/>
          <table:table-cell table:formula="of:=SUM([.B87];[.B93];[.B99];[.G87];[.G93];[.G99])/6" office:value-type="float" office:value="0.274672990793414" calcext:value-type="float">
            <text:p>0.27467299079341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call</text:p>
          </table:table-cell>
          <table:table-cell table:formula="of:=[.C83]/SUM([.C83];[.C84])" office:value-type="float" office:value="0.371428571428571" calcext:value-type="float">
            <text:p>0.371428571428571</text:p>
          </table:table-cell>
          <table:table-cell table:number-columns-repeated="3"/>
          <table:table-cell office:value-type="string" calcext:value-type="string">
            <text:p>Recall</text:p>
          </table:table-cell>
          <table:table-cell table:formula="of:=[.H83]/SUM([.H83];[.H84])" office:value-type="float" office:value="0.631578947368421" calcext:value-type="float">
            <text:p>0.631578947368421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3"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ositive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Negative</text:p>
          </table:table-cell>
          <table:table-cell office:value-type="float" office:value="16" calcext:value-type="float">
            <text:p>16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string" calcext:value-type="string">
            <text:p>Negative</text:p>
          </table:table-cell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rror</text:p>
          </table:table-cell>
          <table:table-cell table:formula="of:=SUM([.D89];[.C90])/SUM([.C89];[.C90];[.D89];[.D90])" office:value-type="float" office:value="0.570093457943925" calcext:value-type="float">
            <text:p>0.570093457943925</text:p>
          </table:table-cell>
          <table:table-cell table:number-columns-repeated="3"/>
          <table:table-cell office:value-type="string" calcext:value-type="string">
            <text:p>Error</text:p>
          </table:table-cell>
          <table:table-cell table:formula="of:=SUM([.I89];[.H90])/SUM([.H89];[.H90];[.I89];[.I90])" office:value-type="float" office:value="0.570093457943925" calcext:value-type="float">
            <text:p>0.57009345794392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recision</text:p>
          </table:table-cell>
          <table:table-cell table:formula="of:=[.C89]/SUM([.C89];[.D89])" office:value-type="float" office:value="0.00934579439252336" calcext:value-type="float">
            <text:p>0.009345794392523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formula="of:=[.H89]/SUM([.H89];[.I89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ecall</text:p>
          </table:table-cell>
          <table:table-cell table:formula="of:=[.C89]/SUM([.C89];[.C90])" office:value-type="float" office:value="0.0588235294117647" calcext:value-type="float">
            <text:p>0.058823529411765</text:p>
          </table:table-cell>
          <table:table-cell table:number-columns-repeated="3"/>
          <table:table-cell office:value-type="string" calcext:value-type="string">
            <text:p>Recall</text:p>
          </table:table-cell>
          <table:table-cell table:formula="of:=[.H89]/SUM([.H89];[.H90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3"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sitive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ositive</text:p>
          </table:table-cell>
          <table:table-cell office:value-type="float" office:value="17" calcext:value-type="float">
            <text:p>17</text:p>
          </table:table-cell>
          <table:table-cell office:value-type="float" office:value="110" calcext:value-type="float">
            <text:p>110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Negative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string" calcext:value-type="string">
            <text:p>Negative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rror</text:p>
          </table:table-cell>
          <table:table-cell table:formula="of:=SUM([.D95];[.C96])/SUM([.C95];[.C96];[.D95];[.D96])" office:value-type="float" office:value="0.570093457943925" calcext:value-type="float">
            <text:p>0.570093457943925</text:p>
          </table:table-cell>
          <table:table-cell table:number-columns-repeated="3"/>
          <table:table-cell office:value-type="string" calcext:value-type="string">
            <text:p>Error</text:p>
          </table:table-cell>
          <table:table-cell table:formula="of:=SUM([.I95];[.H96])/SUM([.H95];[.H96];[.I95];[.I96])" office:value-type="float" office:value="0.570093457943925" calcext:value-type="float">
            <text:p>0.57009345794392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recision</text:p>
          </table:table-cell>
          <table:table-cell table:formula="of:=[.C95]/SUM([.C95];[.D95]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formula="of:=[.H95]/SUM([.H95];[.I95])" office:value-type="float" office:value="0.133858267716535" calcext:value-type="float">
            <text:p>0.13385826771653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ecall</text:p>
          </table:table-cell>
          <table:table-cell table:formula="of:=[.C95]/SUM([.C95];[.C96]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Recall</text:p>
          </table:table-cell>
          <table:table-cell table:formula="of:=[.H95]/SUM([.H95];[.H96])" office:value-type="float" office:value="0.586206896551724" calcext:value-type="float">
            <text:p>0.586206896551724</text:p>
          </table:table-cell>
          <table:table-cell table:number-columns-repeated="24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Iris (Mangled)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3"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Iris-virginica</text:p>
          </table:table-cell>
          <table:table-cell office:value-type="string" calcext:value-type="string">
            <text:p>Positive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Iris-versicolor</text:p>
          </table:table-cell>
          <table:table-cell office:value-type="string" calcext:value-type="string">
            <text:p>Positive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Negative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Negative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rror</text:p>
          </table:table-cell>
          <table:table-cell table:formula="of:=SUM([.D103];[.C104])/SUM([.C103];[.C104];[.D103];[.D104])" office:value-type="float" office:value="0.259259259259259" calcext:value-type="float">
            <text:p>0.259259259259259</text:p>
          </table:table-cell>
          <table:table-cell table:number-columns-repeated="3"/>
          <table:table-cell office:value-type="string" calcext:value-type="string">
            <text:p>Error</text:p>
          </table:table-cell>
          <table:table-cell table:formula="of:=SUM([.I103];[.H104])/SUM([.H103];[.H104];[.I103];[.I104])" office:value-type="float" office:value="0.259259259259259" calcext:value-type="float">
            <text:p>0.259259259259259</text:p>
          </table:table-cell>
          <table:table-cell table:number-columns-repeated="3"/>
          <table:table-cell office:value-type="string" calcext:value-type="string">
            <text:p>Avg. Precision</text:p>
          </table:table-cell>
          <table:table-cell/>
          <table:table-cell office:value-type="string" calcext:value-type="string">
            <text:p>Avg. Recal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ecision</text:p>
          </table:table-cell>
          <table:table-cell table:formula="of:=[.C103]/SUM([.C103];[.D103])" office:value-type="float" office:value="0.609756097560976" calcext:value-type="float">
            <text:p>0.609756097560976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formula="of:=[.H103]/SUM([.H103];[.I103])" office:value-type="float" office:value="0.596153846153846" calcext:value-type="float">
            <text:p>0.596153846153846</text:p>
          </table:table-cell>
          <table:table-cell table:number-columns-repeated="3"/>
          <table:table-cell table:formula="of:=SUM([.B106];[.B112];[.G106])/3" office:value-type="float" office:value="0.588016492866181" calcext:value-type="float">
            <text:p>0.588016492866181</text:p>
          </table:table-cell>
          <table:table-cell/>
          <table:table-cell table:formula="of:=SUM([.B107];[.B113];[.G107])/3" office:value-type="float" office:value="0.739579292210871" calcext:value-type="float">
            <text:p>0.73957929221087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call</text:p>
          </table:table-cell>
          <table:table-cell table:formula="of:=[.C103]/SUM([.C103];[.C104])" office:value-type="float" office:value="0.675675675675676" calcext:value-type="float">
            <text:p>0.675675675675676</text:p>
          </table:table-cell>
          <table:table-cell table:number-columns-repeated="3"/>
          <table:table-cell office:value-type="string" calcext:value-type="string">
            <text:p>Recall</text:p>
          </table:table-cell>
          <table:table-cell table:formula="of:=[.H103]/SUM([.H103];[.H104])" office:value-type="float" office:value="0.81578947368421" calcext:value-type="float">
            <text:p>0.81578947368421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Positive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Negative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rror</text:p>
          </table:table-cell>
          <table:table-cell table:formula="of:=SUM([.D109];[.C110])/SUM([.C109];[.C110];[.D109];[.D110])" office:value-type="float" office:value="0.259259259259259" calcext:value-type="float">
            <text:p>0.259259259259259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Precision</text:p>
          </table:table-cell>
          <table:table-cell table:formula="of:=[.C109]/SUM([.C109];[.D109])" office:value-type="float" office:value="0.558139534883721" calcext:value-type="float">
            <text:p>0.55813953488372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Recall</text:p>
          </table:table-cell>
          <table:table-cell table:formula="of:=[.C109]/SUM([.C109];[.C110])" office:value-type="float" office:value="0.727272727272727" calcext:value-type="float">
            <text:p>0.727272727272727</text:p>
          </table:table-cell>
          <table:table-cell table:number-columns-repeated="29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Soybeans (Mangled)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3"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Positiv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2</text:p>
          </table:table-cell>
          <table:table-cell office:value-type="string" calcext:value-type="string">
            <text:p>Positiv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Negative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rror</text:p>
          </table:table-cell>
          <table:table-cell table:formula="of:=SUM([.D117];[.C118])/SUM([.C117];[.C118];[.D117];[.D118])" office:value-type="float" office:value="0.0425531914893617" calcext:value-type="float">
            <text:p>0.042553191489362</text:p>
          </table:table-cell>
          <table:table-cell table:number-columns-repeated="3"/>
          <table:table-cell office:value-type="string" calcext:value-type="string">
            <text:p>Error</text:p>
          </table:table-cell>
          <table:table-cell table:formula="of:=SUM([.I117];[.H118])/SUM([.H117];[.H118];[.I117];[.I118])" office:value-type="float" office:value="0.0425531914893617" calcext:value-type="float">
            <text:p>0.042553191489362</text:p>
          </table:table-cell>
          <table:table-cell table:number-columns-repeated="3"/>
          <table:table-cell office:value-type="string" calcext:value-type="string">
            <text:p>Avg. Precision</text:p>
          </table:table-cell>
          <table:table-cell/>
          <table:table-cell office:value-type="string" calcext:value-type="string">
            <text:p>Avg. Recal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ecision</text:p>
          </table:table-cell>
          <table:table-cell table:formula="of:=[.C117]/SUM([.C117];[.D117])" office:value-type="float" office:value="0.9" calcext:value-type="float">
            <text:p>0.9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formula="of:=[.H117]/SUM([.H117];[.I117])" office:value-type="float" office:value="0.833333333333333" calcext:value-type="float">
            <text:p>0.833333333333333</text:p>
          </table:table-cell>
          <table:table-cell table:number-columns-repeated="3"/>
          <table:table-cell table:formula="of:=SUM([.B120];[.B126];[.G120];[.G126])/4" office:value-type="float" office:value="0.882017543859649" calcext:value-type="float">
            <text:p>0.882017543859649</text:p>
          </table:table-cell>
          <table:table-cell/>
          <table:table-cell table:formula="of:=SUM([.B121];[.B127];[.G121];[.G127])/4" office:value-type="float" office:value="0.95" calcext:value-type="float">
            <text:p>0.9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call</text:p>
          </table:table-cell>
          <table:table-cell table:formula="of:=[.C117]/SUM([.C117];[.C118])" office:value-type="float" office:value="0.9" calcext:value-type="float">
            <text:p>0.9</text:p>
          </table:table-cell>
          <table:table-cell table:number-columns-repeated="3"/>
          <table:table-cell office:value-type="string" calcext:value-type="string">
            <text:p>Recall</text:p>
          </table:table-cell>
          <table:table-cell table:formula="of:=[.H117]/SUM([.H117];[.H118])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3"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Positiv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4</text:p>
          </table:table-cell>
          <table:table-cell office:value-type="string" calcext:value-type="string">
            <text:p>Positive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Negative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rror</text:p>
          </table:table-cell>
          <table:table-cell table:formula="of:=SUM([.D123];[.C124])/SUM([.C123];[.C124];[.D123];[.D124])" office:value-type="float" office:value="0.0425531914893617" calcext:value-type="float">
            <text:p>0.042553191489362</text:p>
          </table:table-cell>
          <table:table-cell table:number-columns-repeated="3"/>
          <table:table-cell office:value-type="string" calcext:value-type="string">
            <text:p>Error</text:p>
          </table:table-cell>
          <table:table-cell table:formula="of:=SUM([.I123];[.H124])/SUM([.H123];[.H124];[.I123];[.I124])" office:value-type="float" office:value="0.0425531914893617" calcext:value-type="float">
            <text:p>0.04255319148936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recision</text:p>
          </table:table-cell>
          <table:table-cell table:formula="of:=[.C123]/SUM([.C123];[.D123])" office:value-type="float" office:value="0.9" calcext:value-type="float">
            <text:p>0.9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formula="of:=[.H123]/SUM([.H123];[.I123])" office:value-type="float" office:value="0.894736842105263" calcext:value-type="float">
            <text:p>0.89473684210526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ecall</text:p>
          </table:table-cell>
          <table:table-cell table:formula="of:=[.C123]/SUM([.C123];[.C124])" office:value-type="float" office:value="0.9" calcext:value-type="float">
            <text:p>0.9</text:p>
          </table:table-cell>
          <table:table-cell table:number-columns-repeated="3"/>
          <table:table-cell office:value-type="string" calcext:value-type="string">
            <text:p>Recall</text:p>
          </table:table-cell>
          <table:table-cell table:formula="of:=[.H123]/SUM([.H123];[.H124])" office:value-type="float" office:value="1" calcext:value-type="float">
            <text:p>1</text:p>
          </table:table-cell>
          <table:table-cell table:number-columns-repeated="24"/>
        </table:table-row>
      </table:table>
      <table:table table:name="Sheet2" table:style-name="ta1" table:print-ranges="Sheet2.B10:Sheet2.F26">
        <table:shapes>
          <draw:frame draw:z-index="0" draw:style-name="gr1" draw:text-style-name="P1" svg:width="893.03pt" svg:height="502.64pt" svg:x="974.49pt" svg:y="1562.54pt">
            <draw:object draw:notify-on-update-of-ranges="Sheet1.O5:Sheet1.S5 Sheet1.N6:Sheet1.N6 Sheet1.O6:Sheet1.S6 Sheet1.N7:Sheet1.N7 Sheet1.O7:Sheet1.S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03.66pt" svg:height="508.62pt" svg:x="1474.44pt" svg:y="0pt">
            <draw:object draw:notify-on-update-of-ranges="Sheet1.O9:Sheet1.S9 Sheet1.N10:Sheet1.N10 Sheet1.O10:Sheet1.S10 Sheet1.N11:Sheet1.N11 Sheet1.O11:Sheet1.S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903.12pt" svg:height="508.31pt" svg:x="1470.95pt" svg:y="512.02pt">
            <draw:object draw:notify-on-update-of-ranges="Sheet1.O13:Sheet1.S13 Sheet1.N14:Sheet1.N14 Sheet1.O14:Sheet1.S14 Sheet1.N15:Sheet1.N15 Sheet1.O15:Sheet1.S1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885.77pt" svg:height="501.96pt" svg:x="980.59pt" svg:y="1050.69pt">
            <draw:object draw:notify-on-update-of-ranges="Sheet1.V5:Sheet1.X5 Sheet1.U6:Sheet1.U6 Sheet1.V6:Sheet1.X6 Sheet1.U7:Sheet1.U7 Sheet1.V7:Sheet1.X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2" table:number-columns-repeated="1024" table:default-cell-style-name="ce3"/>
        <table:table-row table:style-name="ro2" table:number-rows-repeated="9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 table:number-columns-spanned="5" table:number-rows-spanned="1">
            <text:p>Difference Statistics Between Plain and Shuffled Data Sets</text:p>
          </table:table-cell>
          <table:covered-table-cell table:number-columns-repeated="4" table:style-name="ce14"/>
          <table:table-cell table:number-columns-repeated="1018"/>
        </table:table-row>
        <table:table-row table:style-name="ro2">
          <table:table-cell/>
          <table:table-cell table:style-name="ce5"/>
          <table:table-cell table:style-name="ce15" office:value-type="string" calcext:value-type="string">
            <text:p>Value</text:p>
          </table:table-cell>
          <table:table-cell table:style-name="ce15" office:value-type="string" calcext:value-type="string">
            <text:p>Precision</text:p>
          </table:table-cell>
          <table:table-cell table:style-name="ce15" office:value-type="string" calcext:value-type="string">
            <text:p>Recall</text:p>
          </table:table-cell>
          <table:table-cell table:style-name="ce15" office:value-type="string" calcext:value-type="string">
            <text:p>Error</text:p>
          </table:table-cell>
          <table:table-cell table:number-columns-repeated="1018"/>
        </table:table-row>
        <table:table-row table:style-name="ro2">
          <table:table-cell/>
          <table:table-cell table:style-name="ce6"/>
          <table:table-cell table:style-name="ce16" office:value-type="string" calcext:value-type="string">
            <text:p>Mean</text:p>
          </table:table-cell>
          <table:table-cell table:style-name="ce18" office:value-type="float" office:value="0.00800791547378058" calcext:value-type="float">
            <text:p>0.008007915</text:p>
          </table:table-cell>
          <table:table-cell table:style-name="ce18" office:value-type="float" office:value="0.0133068206055922" calcext:value-type="float">
            <text:p>0.013306821</text:p>
          </table:table-cell>
          <table:table-cell table:style-name="ce18" office:value-type="float" office:value="-0.184334872674495" calcext:value-type="float">
            <text:p>-0.184334873</text:p>
          </table:table-cell>
          <table:table-cell table:number-columns-repeated="1018"/>
        </table:table-row>
        <table:table-row table:style-name="ro2">
          <table:table-cell/>
          <table:table-cell table:style-name="ce7" office:value-type="string" calcext:value-type="string">
            <text:p>BCW</text:p>
          </table:table-cell>
          <table:table-cell table:style-name="ce16" office:value-type="string" calcext:value-type="string">
            <text:p>Std. Dev.</text:p>
          </table:table-cell>
          <table:table-cell table:style-name="ce18" office:value-type="float" office:value="0.00299355243245588" calcext:value-type="float">
            <text:p>0.002993552</text:p>
          </table:table-cell>
          <table:table-cell table:style-name="ce18" office:value-type="float" office:value="0.00371944006391712" calcext:value-type="float">
            <text:p>0.003719440</text:p>
          </table:table-cell>
          <table:table-cell table:style-name="ce18" office:value-type="float" office:value="0.0843953551714909" calcext:value-type="float">
            <text:p>0.084395355</text:p>
          </table:table-cell>
          <table:table-cell table:number-columns-repeated="1018"/>
        </table:table-row>
        <table:table-row table:style-name="ro2">
          <table:table-cell/>
          <table:table-cell table:style-name="ce8"/>
          <table:table-cell table:style-name="ce16" office:value-type="string" calcext:value-type="string">
            <text:p><text:span text:style-name="T1">t</text:span>-value</text:p>
          </table:table-cell>
          <table:table-cell table:style-name="ce18" office:value-type="float" office:value="8.45926462910759" calcext:value-type="float">
            <text:p>8.459264629</text:p>
          </table:table-cell>
          <table:table-cell table:style-name="ce18" office:value-type="float" office:value="11.3134936457656" calcext:value-type="float">
            <text:p>11.313493646</text:p>
          </table:table-cell>
          <table:table-cell table:style-name="ce18" office:value-type="float" office:value="-6.90699208106955" calcext:value-type="float">
            <text:p>-6.906992081</text:p>
          </table:table-cell>
          <table:table-cell table:number-columns-repeated="1018"/>
        </table:table-row>
        <table:table-row table:style-name="ro2">
          <table:table-cell/>
          <table:table-cell table:style-name="ce9"/>
          <table:table-cell table:style-name="ce17" office:value-type="string" calcext:value-type="string">
            <text:p>Mean</text:p>
          </table:table-cell>
          <table:table-cell table:style-name="ce19" office:value-type="float" office:value="0.00632631436601717" calcext:value-type="float">
            <text:p>0.006326314</text:p>
          </table:table-cell>
          <table:table-cell table:style-name="ce19" office:value-type="float" office:value="0.00457787198793911" calcext:value-type="float">
            <text:p>0.004577872</text:p>
          </table:table-cell>
          <table:table-cell table:style-name="ce19" office:value-type="float" office:value="0.00685990338164252" calcext:value-type="float">
            <text:p>0.006859903</text:p>
          </table:table-cell>
          <table:table-cell table:number-columns-repeated="1018"/>
        </table:table-row>
        <table:table-row table:style-name="ro2">
          <table:table-cell/>
          <table:table-cell table:style-name="ce10" office:value-type="string" calcext:value-type="string">
            <text:p>HV84</text:p>
          </table:table-cell>
          <table:table-cell table:style-name="ce17" office:value-type="string" calcext:value-type="string">
            <text:p>Std. Dev.</text:p>
          </table:table-cell>
          <table:table-cell table:style-name="ce19" office:value-type="float" office:value="0.00393026458924269" calcext:value-type="float">
            <text:p>0.003930265</text:p>
          </table:table-cell>
          <table:table-cell table:style-name="ce19" office:value-type="float" office:value="0.00475679428962599" calcext:value-type="float">
            <text:p>0.004756794</text:p>
          </table:table-cell>
          <table:table-cell table:style-name="ce19" office:value-type="float" office:value="0.053371462167636" calcext:value-type="float">
            <text:p>0.053371462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style-name="ce17" office:value-type="string" calcext:value-type="string">
            <text:p><text:span text:style-name="T1">t</text:span>-value</text:p>
          </table:table-cell>
          <table:table-cell table:style-name="ce19" office:value-type="float" office:value="5.09013124602718" calcext:value-type="float">
            <text:p>5.090131246</text:p>
          </table:table-cell>
          <table:table-cell table:style-name="ce19" office:value-type="float" office:value="3.04333158785992" calcext:value-type="float">
            <text:p>3.043331588</text:p>
          </table:table-cell>
          <table:table-cell table:style-name="ce19" office:value-type="float" office:value="0.406451656627764" calcext:value-type="float">
            <text:p>0.406451657</text:p>
          </table:table-cell>
          <table:table-cell table:number-columns-repeated="1018"/>
        </table:table-row>
        <table:table-row table:style-name="ro2">
          <table:table-cell/>
          <table:table-cell table:style-name="ce12"/>
          <table:table-cell table:style-name="ce16" office:value-type="string" calcext:value-type="string">
            <text:p>Mean</text:p>
          </table:table-cell>
          <table:table-cell table:style-name="ce18" office:value-type="float" office:value="-0.00651105329291604" calcext:value-type="float">
            <text:p>-0.006511053</text:p>
          </table:table-cell>
          <table:table-cell table:style-name="ce18" office:value-type="float" office:value="0.0131534664430592" calcext:value-type="float">
            <text:p>0.013153466</text:p>
          </table:table-cell>
          <table:table-cell table:style-name="ce18" office:value-type="float" office:value="0.0434715937657114" calcext:value-type="float">
            <text:p>0.043471594</text:p>
          </table:table-cell>
          <table:table-cell table:number-columns-repeated="1018"/>
        </table:table-row>
        <table:table-row table:style-name="ro2">
          <table:table-cell/>
          <table:table-cell table:style-name="ce7" office:value-type="string" calcext:value-type="string">
            <text:p>Glass</text:p>
          </table:table-cell>
          <table:table-cell table:style-name="ce16" office:value-type="string" calcext:value-type="string">
            <text:p>Std. Dev.</text:p>
          </table:table-cell>
          <table:table-cell table:style-name="ce18" office:value-type="float" office:value="0.0163484879339552" calcext:value-type="float">
            <text:p>0.016348488</text:p>
          </table:table-cell>
          <table:table-cell table:style-name="ce18" office:value-type="float" office:value="0.0378973250660179" calcext:value-type="float">
            <text:p>0.037897325</text:p>
          </table:table-cell>
          <table:table-cell table:style-name="ce18" office:value-type="float" office:value="0.138613730673653" calcext:value-type="float">
            <text:p>0.138613731</text:p>
          </table:table-cell>
          <table:table-cell table:number-columns-repeated="1018"/>
        </table:table-row>
        <table:table-row table:style-name="ro2">
          <table:table-cell/>
          <table:table-cell table:style-name="ce8"/>
          <table:table-cell table:style-name="ce16" office:value-type="string" calcext:value-type="string">
            <text:p><text:span text:style-name="T1">t</text:span>-value</text:p>
          </table:table-cell>
          <table:table-cell table:style-name="ce18" office:value-type="float" office:value="-1.25942891205186" calcext:value-type="float">
            <text:p>-1.259428912</text:p>
          </table:table-cell>
          <table:table-cell table:style-name="ce18" office:value-type="float" office:value="1.09756857546546" calcext:value-type="float">
            <text:p>1.097568575</text:p>
          </table:table-cell>
          <table:table-cell table:style-name="ce18" office:value-type="float" office:value="0.991743380321224" calcext:value-type="float">
            <text:p>0.991743380</text:p>
          </table:table-cell>
          <table:table-cell table:number-columns-repeated="1018"/>
        </table:table-row>
        <table:table-row table:style-name="ro2">
          <table:table-cell/>
          <table:table-cell table:style-name="ce9"/>
          <table:table-cell table:style-name="ce17" office:value-type="string" calcext:value-type="string">
            <text:p>Mean</text:p>
          </table:table-cell>
          <table:table-cell table:style-name="ce19" office:value-type="float" office:value="0.0255513468013468" calcext:value-type="float">
            <text:p>0.025551347</text:p>
          </table:table-cell>
          <table:table-cell table:style-name="ce19" office:value-type="float" office:value="0.037666195687029" calcext:value-type="float">
            <text:p>0.037666196</text:p>
          </table:table-cell>
          <table:table-cell table:style-name="ce19" office:value-type="float" office:value="-0.0134259259259259" calcext:value-type="float">
            <text:p>-0.013425926</text:p>
          </table:table-cell>
          <table:table-cell table:number-columns-repeated="1018"/>
        </table:table-row>
        <table:table-row table:style-name="ro2">
          <table:table-cell/>
          <table:table-cell table:style-name="ce10" office:value-type="string" calcext:value-type="string">
            <text:p>Iris</text:p>
          </table:table-cell>
          <table:table-cell table:style-name="ce17" office:value-type="string" calcext:value-type="string">
            <text:p>Std. Dev.</text:p>
          </table:table-cell>
          <table:table-cell table:style-name="ce19" office:value-type="float" office:value="0.0781264949673121" calcext:value-type="float">
            <text:p>0.078126495</text:p>
          </table:table-cell>
          <table:table-cell table:style-name="ce19" office:value-type="float" office:value="0.0500260553190671" calcext:value-type="float">
            <text:p>0.050026055</text:p>
          </table:table-cell>
          <table:table-cell table:style-name="ce19" office:value-type="float" office:value="0.143002357362556" calcext:value-type="float">
            <text:p>0.143002357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style-name="ce17" office:value-type="string" calcext:value-type="string">
            <text:p><text:span text:style-name="T1">t</text:span>-value</text:p>
          </table:table-cell>
          <table:table-cell table:style-name="ce19" office:value-type="float" office:value="1.03422601015085" calcext:value-type="float">
            <text:p>1.034226010</text:p>
          </table:table-cell>
          <table:table-cell table:style-name="ce19" office:value-type="float" office:value="2.38097864012924" calcext:value-type="float">
            <text:p>2.380978640</text:p>
          </table:table-cell>
          <table:table-cell table:style-name="ce19" office:value-type="float" office:value="-0.296893746408601" calcext:value-type="float">
            <text:p>-0.296893746</text:p>
          </table:table-cell>
          <table:table-cell table:number-columns-repeated="1018"/>
        </table:table-row>
        <table:table-row table:style-name="ro2">
          <table:table-cell/>
          <table:table-cell table:style-name="ce13"/>
          <table:table-cell table:style-name="ce16" office:value-type="string" calcext:value-type="string">
            <text:p>Mean</text:p>
          </table:table-cell>
          <table:table-cell table:style-name="ce18" office:value-type="float" office:value="0.0255513468013468" calcext:value-type="float">
            <text:p>0.025551347</text:p>
          </table:table-cell>
          <table:table-cell table:style-name="ce18" office:value-type="float" office:value="0.037666195687029" calcext:value-type="float">
            <text:p>0.037666196</text:p>
          </table:table-cell>
          <table:table-cell table:style-name="ce18" office:value-type="float" office:value="-0.0134259259259259" calcext:value-type="float">
            <text:p>-0.013425926</text:p>
          </table:table-cell>
          <table:table-cell table:number-columns-repeated="1018"/>
        </table:table-row>
        <table:table-row table:style-name="ro2">
          <table:table-cell/>
          <table:table-cell table:style-name="ce7" office:value-type="string" calcext:value-type="string">
            <text:p>Soybeans</text:p>
          </table:table-cell>
          <table:table-cell table:style-name="ce16" office:value-type="string" calcext:value-type="string">
            <text:p>Std. Dev.</text:p>
          </table:table-cell>
          <table:table-cell table:style-name="ce18" office:value-type="float" office:value="0.0781264949673121" calcext:value-type="float">
            <text:p>0.078126495</text:p>
          </table:table-cell>
          <table:table-cell table:style-name="ce18" office:value-type="float" office:value="0.0500260553190671" calcext:value-type="float">
            <text:p>0.050026055</text:p>
          </table:table-cell>
          <table:table-cell table:style-name="ce18" office:value-type="float" office:value="0.143002357362556" calcext:value-type="float">
            <text:p>0.143002357</text:p>
          </table:table-cell>
          <table:table-cell table:number-columns-repeated="1018"/>
        </table:table-row>
        <table:table-row table:style-name="ro2">
          <table:table-cell/>
          <table:table-cell table:style-name="ce8"/>
          <table:table-cell table:style-name="ce16" office:value-type="string" calcext:value-type="string">
            <text:p><text:span text:style-name="T1">t</text:span>-value</text:p>
          </table:table-cell>
          <table:table-cell table:style-name="ce18" office:value-type="float" office:value="1.03422601015085" calcext:value-type="float">
            <text:p>1.034226010</text:p>
          </table:table-cell>
          <table:table-cell table:style-name="ce18" office:value-type="float" office:value="2.38097864012924" calcext:value-type="float">
            <text:p>2.380978640</text:p>
          </table:table-cell>
          <table:table-cell table:style-name="ce18" office:value-type="float" office:value="-0.296893746408601" calcext:value-type="float">
            <text:p>-0.296893746</text:p>
          </table:table-cell>
          <table:table-cell table:number-columns-repeated="1018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6" loext:min-decimal-places="16" number:min-integer-digits="1"/>
    </number:number-style>
    <number:number-style style:name="N123">
      <number:number number:decimal-places="15" loext:min-decimal-places="15" number:min-integer-digits="1"/>
    </number:number-style>
    <number:number-style style:name="N124">
      <number:number number:decimal-places="13" loext:min-decimal-places="13" number:min-integer-digits="1"/>
    </number:number-style>
    <number:number-style style:name="N125">
      <number:number number:decimal-places="12" loext:min-decimal-places="12" number:min-integer-digits="1"/>
    </number:number-style>
    <number:number-style style:name="N126">
      <number:number number:decimal-places="11" loext:min-decimal-places="11" number:min-integer-digits="1"/>
    </number:number-style>
    <number:number-style style:name="N127">
      <number:number number:decimal-places="10" loext:min-decimal-places="10" number:min-integer-digits="1"/>
    </number:number-style>
    <number:number-style style:name="N128">
      <number:number number:decimal-places="9" loext:min-decimal-places="9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3">00/00/0000</text:date>, <text:time style:data-style-name="N2" text:time-value="11:12:39.7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22:20:51.279000000</meta:creation-date>
    <dc:date>2019-09-13T11:58:37.914000000</dc:date>
    <meta:editing-duration>PT58M16S</meta:editing-duration>
    <meta:editing-cycles>4</meta:editing-cycles>
    <meta:generator>LibreOffice/6.1.2.1$Windows_X86_64 LibreOffice_project/65905a128db06ba48db947242809d14d3f9a93fe</meta:generator>
    <meta:document-statistic meta:table-count="2" meta:cell-count="88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505cm" svg:height="17.733cm" xlink:href=".." xlink:type="simple" chart:class="chart:bar" chart:style-name="ch1">
        <chart:title svg:x="10.611cm" svg:y="0.489cm" chart:style-name="ch2">
          <text:p>Data Set Precision Comparison</text:p>
        </chart:title>
        <chart:legend chart:legend-position="end" svg:x="28.686cm" svg:y="8.159cm" style:legend-expansion="high" chart:style-name="ch3"/>
        <chart:plot-area chart:style-name="ch4" table:cell-range-address="Sheet1.O5:Sheet1.S7 Sheet1.N6:Sheet1.N7" chart:data-source-has-labels="both" svg:x="2.028cm" svg:y="2.062cm" svg:width="26.028cm" svg:height="13.949cm">
          <chartooo:coordinate-region svg:x="2.755cm" svg:y="2.261cm" svg:width="25.301cm" svg:height="13.103cm"/>
          <chart:axis chart:dimension="x" chart:name="primary-x" chart:style-name="ch5" chartooo:axis-type="auto">
            <chartooo:date-scale/>
            <chart:title svg:x="13.842cm" svg:y="16.366cm" chart:style-name="ch6">
              <text:p>Data Set</text:p>
            </chart:title>
            <chart:categories table:cell-range-address="Sheet1.O5:Sheet1.S5"/>
          </chart:axis>
          <chart:axis chart:dimension="y" chart:name="primary-y" chart:style-name="ch7">
            <chart:title svg:x="0.451cm" svg:y="11.414cm" chart:style-name="ch8">
              <text:p>% (out of 1) Value</text:p>
            </chart:title>
            <chart:grid chart:style-name="ch9" chart:class="major"/>
          </chart:axis>
          <chart:series chart:style-name="ch10" chart:values-cell-range-address="Sheet1.O6:Sheet1.S6" chart:label-cell-address="Sheet1.N6:Sheet1.N6" chart:class="chart:bar">
            <chart:data-point chart:repeated="5"/>
          </chart:series>
          <chart:series chart:style-name="ch11" chart:values-cell-range-address="Sheet1.O7:Sheet1.S7" chart:label-cell-address="Sheet1.N7:Sheet1.N7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CW</text:p>
                <draw:g>
                  <svg:desc>Sheet1.O5:Sheet1.S5</svg:desc>
                </draw:g>
              </table:table-cell>
              <table:table-cell office:value-type="string">
                <text:p>HV84</text:p>
              </table:table-cell>
              <table:table-cell office:value-type="string">
                <text:p>G</text:p>
              </table:table-cell>
              <table:table-cell office:value-type="string">
                <text:p>I</text:p>
              </table:table-cell>
              <table:table-cell office:value-type="string">
                <text:p>S</text:p>
              </table:table-cell>
            </table:table-row>
          </table:table-header-rows>
          <table:table-rows>
            <table:table-row>
              <table:table-cell office:value-type="string">
                <text:p>Plain</text:p>
                <draw:g>
                  <svg:desc>Sheet1.N6:Sheet1.N6</svg:desc>
                </draw:g>
              </table:table-cell>
              <table:table-cell office:value-type="float" office:value="0.880396756801251">
                <text:p>0.880396756801251</text:p>
                <draw:g>
                  <svg:desc>Sheet1.O6:Sheet1.S6</svg:desc>
                </draw:g>
              </table:table-cell>
              <table:table-cell office:value-type="float" office:value="0.875103358664409">
                <text:p>0.875103358664409</text:p>
              </table:table-cell>
              <table:table-cell office:value-type="float" office:value="0.104573239215852">
                <text:p>0.104573239215852</text:p>
              </table:table-cell>
              <table:table-cell office:value-type="float" office:value="0.618584656084656">
                <text:p>0.618584656084656</text:p>
              </table:table-cell>
              <table:table-cell office:value-type="float" office:value="0.931818181818182">
                <text:p>0.931818181818182</text:p>
              </table:table-cell>
            </table:table-row>
            <table:table-row>
              <table:table-cell office:value-type="string">
                <text:p>Shuffled</text:p>
                <draw:g>
                  <svg:desc>Sheet1.N7:Sheet1.N7</svg:desc>
                </draw:g>
              </table:table-cell>
              <table:table-cell office:value-type="float" office:value="0.805833333333333">
                <text:p>0.805833333333333</text:p>
                <draw:g>
                  <svg:desc>Sheet1.O7:Sheet1.S7</svg:desc>
                </draw:g>
              </table:table-cell>
              <table:table-cell office:value-type="float" office:value="0.879820627802691">
                <text:p>0.879820627802691</text:p>
              </table:table-cell>
              <table:table-cell office:value-type="float" office:value="0.121872038520524">
                <text:p>0.121872038520524</text:p>
              </table:table-cell>
              <table:table-cell office:value-type="float" office:value="0.588016492866181">
                <text:p>0.588016492866181</text:p>
              </table:table-cell>
              <table:table-cell office:value-type="float" office:value="0.882017543859649">
                <text:p>0.8820175438596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Windows_X86_64 LibreOffice_project/65905a128db06ba48db947242809d14d3f9a93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88cm" svg:height="17.944cm" xlink:href=".." xlink:type="simple" chart:class="chart:bar" chart:style-name="ch1">
        <chart:title svg:x="11.288cm" svg:y="0.493cm" chart:style-name="ch2">
          <text:p>Data Set Recall Comparison</text:p>
        </chart:title>
        <chart:legend chart:legend-position="end" svg:x="29.061cm" svg:y="8.265cm" style:legend-expansion="high" chart:style-name="ch3"/>
        <chart:plot-area chart:style-name="ch4" table:cell-range-address="Sheet1.O9:Sheet1.S11 Sheet1.N10:Sheet1.N11" chart:data-source-has-labels="both" svg:x="2.035cm" svg:y="2.07cm" svg:width="26.389cm" svg:height="14.148cm">
          <chartooo:coordinate-region svg:x="2.762cm" svg:y="2.27cm" svg:width="25.662cm" svg:height="13.301cm"/>
          <chart:axis chart:dimension="x" chart:name="primary-x" chart:style-name="ch5" chartooo:axis-type="auto">
            <chartooo:date-scale/>
            <chart:title svg:x="14.029cm" svg:y="16.577cm" chart:style-name="ch6">
              <text:p>Data Set</text:p>
            </chart:title>
            <chart:categories table:cell-range-address="Sheet1.O9:Sheet1.S9"/>
          </chart:axis>
          <chart:axis chart:dimension="y" chart:name="primary-y" chart:style-name="ch7">
            <chart:title svg:x="0.451cm" svg:y="11.522cm" chart:style-name="ch8">
              <text:p>% (out of 1) Value</text:p>
            </chart:title>
            <chart:grid chart:style-name="ch9" chart:class="major"/>
          </chart:axis>
          <chart:series chart:style-name="ch10" chart:values-cell-range-address="Sheet1.O10:Sheet1.S10" chart:label-cell-address="Sheet1.N10:Sheet1.N10" chart:class="chart:bar">
            <chart:data-point chart:repeated="5"/>
          </chart:series>
          <chart:series chart:style-name="ch11" chart:values-cell-range-address="Sheet1.O11:Sheet1.S11" chart:label-cell-address="Sheet1.N11:Sheet1.N1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CW</text:p>
                <draw:g>
                  <svg:desc>Sheet1.O9:Sheet1.S9</svg:desc>
                </draw:g>
              </table:table-cell>
              <table:table-cell office:value-type="string">
                <text:p>HV84</text:p>
              </table:table-cell>
              <table:table-cell office:value-type="string">
                <text:p>G</text:p>
              </table:table-cell>
              <table:table-cell office:value-type="string">
                <text:p>I</text:p>
              </table:table-cell>
              <table:table-cell office:value-type="string">
                <text:p>S</text:p>
              </table:table-cell>
            </table:table-row>
          </table:table-header-rows>
          <table:table-rows>
            <table:table-row>
              <table:table-cell office:value-type="string">
                <text:p>Plain</text:p>
                <draw:g>
                  <svg:desc>Sheet1.N10:Sheet1.N10</svg:desc>
                </draw:g>
              </table:table-cell>
              <table:table-cell office:value-type="float" office:value="0.867728972706294">
                <text:p>0.867728972706294</text:p>
                <draw:g>
                  <svg:desc>Sheet1.O10:Sheet1.S10</svg:desc>
                </draw:g>
              </table:table-cell>
              <table:table-cell office:value-type="float" office:value="0.861880341880342">
                <text:p>0.861880341880342</text:p>
              </table:table-cell>
              <table:table-cell office:value-type="float" office:value="0.286372452417913">
                <text:p>0.286372452417913</text:p>
              </table:table-cell>
              <table:table-cell office:value-type="float" office:value="0.771375661375661">
                <text:p>0.771375661375661</text:p>
              </table:table-cell>
              <table:table-cell office:value-type="float" office:value="0.985294117647059">
                <text:p>0.985294117647059</text:p>
              </table:table-cell>
            </table:table-row>
            <table:table-row>
              <table:table-cell office:value-type="string">
                <text:p>Shuffled</text:p>
                <draw:g>
                  <svg:desc>Sheet1.N11:Sheet1.N11</svg:desc>
                </draw:g>
              </table:table-cell>
              <table:table-cell office:value-type="float" office:value="0.653000121278273">
                <text:p>0.653000121278273</text:p>
                <draw:g>
                  <svg:desc>Sheet1.O11:Sheet1.S11</svg:desc>
                </draw:g>
              </table:table-cell>
              <table:table-cell office:value-type="float" office:value="0.90128348694978">
                <text:p>0.90128348694978</text:p>
              </table:table-cell>
              <table:table-cell office:value-type="float" office:value="0.274672990793414">
                <text:p>0.274672990793414</text:p>
              </table:table-cell>
              <table:table-cell office:value-type="float" office:value="0.739579292210871">
                <text:p>0.739579292210871</text:p>
              </table:table-cell>
              <table:table-cell office:value-type="float" office:value="0.95">
                <text:p>0.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Windows_X86_64 LibreOffice_project/65905a128db06ba48db947242809d14d3f9a93f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861cm" svg:height="17.933cm" xlink:href=".." xlink:type="simple" chart:class="chart:bar" chart:style-name="ch1">
        <chart:title svg:x="11.477cm" svg:y="0.493cm" chart:style-name="ch2">
          <text:p>Data Set Error Comparison</text:p>
        </chart:title>
        <chart:legend chart:legend-position="end" svg:x="29.042cm" svg:y="8.259cm" style:legend-expansion="high" chart:style-name="ch3"/>
        <chart:plot-area chart:style-name="ch4" table:cell-range-address="Sheet1.O13:Sheet1.S15 Sheet1.N14:Sheet1.N15" chart:data-source-has-labels="both" svg:x="2.035cm" svg:y="2.07cm" svg:width="26.37cm" svg:height="14.137cm">
          <chartooo:coordinate-region svg:x="2.762cm" svg:y="2.269cm" svg:width="25.643cm" svg:height="13.291cm"/>
          <chart:axis chart:dimension="x" chart:name="primary-x" chart:style-name="ch5" chartooo:axis-type="auto">
            <chartooo:date-scale/>
            <chart:title svg:x="14.02cm" svg:y="16.566cm" chart:style-name="ch6">
              <text:p>Data Set</text:p>
            </chart:title>
            <chart:categories table:cell-range-address="Sheet1.O13:Sheet1.S13"/>
          </chart:axis>
          <chart:axis chart:dimension="y" chart:name="primary-y" chart:style-name="ch7">
            <chart:title svg:x="0.451cm" svg:y="11.516cm" chart:style-name="ch8">
              <text:p>% (out of 1) Value</text:p>
            </chart:title>
            <chart:grid chart:style-name="ch9" chart:class="major"/>
          </chart:axis>
          <chart:series chart:style-name="ch10" chart:values-cell-range-address="Sheet1.O14:Sheet1.S14" chart:label-cell-address="Sheet1.N14:Sheet1.N14" chart:class="chart:bar">
            <chart:data-point chart:repeated="5"/>
          </chart:series>
          <chart:series chart:style-name="ch11" chart:values-cell-range-address="Sheet1.O15:Sheet1.S15" chart:label-cell-address="Sheet1.N15:Sheet1.N15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CW</text:p>
                <draw:g>
                  <svg:desc>Sheet1.O13:Sheet1.S13</svg:desc>
                </draw:g>
              </table:table-cell>
              <table:table-cell office:value-type="string">
                <text:p>HV84</text:p>
              </table:table-cell>
              <table:table-cell office:value-type="string">
                <text:p>G</text:p>
              </table:table-cell>
              <table:table-cell office:value-type="string">
                <text:p>I</text:p>
              </table:table-cell>
              <table:table-cell office:value-type="string">
                <text:p>S</text:p>
              </table:table-cell>
            </table:table-row>
          </table:table-header-rows>
          <table:table-rows>
            <table:table-row>
              <table:table-cell office:value-type="string">
                <text:p>Plain</text:p>
                <draw:g>
                  <svg:desc>Sheet1.N14:Sheet1.N14</svg:desc>
                </draw:g>
              </table:table-cell>
              <table:table-cell office:value-type="float" office:value="0.138084632516704">
                <text:p>0.138084632516704</text:p>
                <draw:g>
                  <svg:desc>Sheet1.O14:Sheet1.S14</svg:desc>
                </draw:g>
              </table:table-cell>
              <table:table-cell office:value-type="float" office:value="0.116959064327485">
                <text:p>0.116959064327485</text:p>
              </table:table-cell>
              <table:table-cell office:value-type="float" office:value="0.615023474178404">
                <text:p>0.615023474178404</text:p>
              </table:table-cell>
              <table:table-cell office:value-type="float" office:value="0.239583333333333">
                <text:p>0.239583333333333</text:p>
              </table:table-cell>
              <table:table-cell office:value-type="float" office:value="0.0212765957446808">
                <text:p>0.0212765957446808</text:p>
              </table:table-cell>
            </table:table-row>
            <table:table-row>
              <table:table-cell office:value-type="string">
                <text:p>Shuffled</text:p>
                <draw:g>
                  <svg:desc>Sheet1.N15:Sheet1.N15</svg:desc>
                </draw:g>
              </table:table-cell>
              <table:table-cell office:value-type="float" office:value="0.322330097087379">
                <text:p>0.322330097087379</text:p>
                <draw:g>
                  <svg:desc>Sheet1.O15:Sheet1.S15</svg:desc>
                </draw:g>
              </table:table-cell>
              <table:table-cell office:value-type="float" office:value="0.108247422680412">
                <text:p>0.108247422680412</text:p>
              </table:table-cell>
              <table:table-cell office:value-type="float" office:value="0.570093457943925">
                <text:p>0.570093457943925</text:p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0.0425531914893617">
                <text:p>0.04255319148936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Windows_X86_64 LibreOffice_project/65905a128db06ba48db947242809d14d3f9a93fe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249cm" svg:height="17.709cm" xlink:href=".." xlink:type="simple" chart:class="chart:bar" chart:style-name="ch1">
        <chart:title svg:x="8.763cm" svg:y="0.489cm" chart:style-name="ch2">
          <text:p>Whole Dataset Loss Function Comparison</text:p>
        </chart:title>
        <chart:legend chart:legend-position="end" svg:x="28.43cm" svg:y="8.147cm" style:legend-expansion="high" chart:style-name="ch3"/>
        <chart:plot-area chart:style-name="ch4" table:cell-range-address="Sheet1.V5:Sheet1.X7 Sheet1.U6:Sheet1.U7" chart:data-source-has-labels="both" svg:x="2.022cm" svg:y="2.062cm" svg:width="25.784cm" svg:height="13.925cm">
          <chartooo:coordinate-region svg:x="2.749cm" svg:y="2.261cm" svg:width="25.057cm" svg:height="13.079cm"/>
          <chart:axis chart:dimension="x" chart:name="primary-x" chart:style-name="ch5" chartooo:axis-type="auto">
            <chartooo:date-scale/>
            <chart:title svg:x="13.714cm" svg:y="16.342cm" chart:style-name="ch6">
              <text:p>Function</text:p>
            </chart:title>
            <chart:categories table:cell-range-address="Sheet1.V5:Sheet1.X5"/>
          </chart:axis>
          <chart:axis chart:dimension="y" chart:name="primary-y" chart:style-name="ch7">
            <chart:title svg:x="0.451cm" svg:y="11.402cm" chart:style-name="ch8">
              <text:p>% (out of 1) Value</text:p>
            </chart:title>
            <chart:grid chart:style-name="ch9" chart:class="major"/>
          </chart:axis>
          <chart:series chart:style-name="ch10" chart:values-cell-range-address="Sheet1.V6:Sheet1.X6" chart:label-cell-address="Sheet1.U6:Sheet1.U6" chart:class="chart:bar">
            <chart:data-point chart:repeated="3"/>
          </chart:series>
          <chart:series chart:style-name="ch11" chart:values-cell-range-address="Sheet1.V7:Sheet1.X7" chart:label-cell-address="Sheet1.U7:Sheet1.U7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Sheet1.V5:Sheet1.X5</svg:desc>
                </draw:g>
              </table:table-cell>
              <table:table-cell office:value-type="string">
                <text:p>Recall</text:p>
              </table:table-cell>
              <table:table-cell office:value-type="string">
                <text:p>Error</text:p>
              </table:table-cell>
            </table:table-row>
          </table:table-header-rows>
          <table:table-rows>
            <table:table-row>
              <table:table-cell office:value-type="string">
                <text:p>Plain</text:p>
                <draw:g>
                  <svg:desc>Sheet1.U6:Sheet1.U6</svg:desc>
                </draw:g>
              </table:table-cell>
              <table:table-cell office:value-type="float" office:value="0.68209523851687">
                <text:p>0.68209523851687</text:p>
                <draw:g>
                  <svg:desc>Sheet1.V6:Sheet1.X6</svg:desc>
                </draw:g>
              </table:table-cell>
              <table:table-cell office:value-type="float" office:value="0.754530309205454">
                <text:p>0.754530309205454</text:p>
              </table:table-cell>
              <table:table-cell office:value-type="float" office:value="0.226185420020121">
                <text:p>0.226185420020121</text:p>
              </table:table-cell>
            </table:table-row>
            <table:table-row>
              <table:table-cell office:value-type="string">
                <text:p>Shuffled</text:p>
                <draw:g>
                  <svg:desc>Sheet1.U7:Sheet1.U7</svg:desc>
                </draw:g>
              </table:table-cell>
              <table:table-cell office:value-type="float" office:value="0.655512007276476">
                <text:p>0.655512007276476</text:p>
                <draw:g>
                  <svg:desc>Sheet1.V7:Sheet1.X7</svg:desc>
                </draw:g>
              </table:table-cell>
              <table:table-cell office:value-type="float" office:value="0.703707178246468">
                <text:p>0.703707178246468</text:p>
              </table:table-cell>
              <table:table-cell office:value-type="float" office:value="0.260496685692067">
                <text:p>0.2604966856920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Windows_X86_64 LibreOffice_project/65905a128db06ba48db947242809d14d3f9a93fe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